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3.1563in"/>
    </style:style>
    <style:style style:name="co3" style:family="table-column">
      <style:table-column-properties fo:break-before="auto" style:column-width="0.6043in"/>
    </style:style>
    <style:style style:name="co4" style:family="table-column">
      <style:table-column-properties fo:break-before="auto" style:column-width="1.6043in"/>
    </style:style>
    <style:style style:name="co5" style:family="table-column">
      <style:table-column-properties fo:break-before="auto" style:column-width="0.3228in"/>
    </style:style>
    <style:style style:name="co6" style:family="table-column">
      <style:table-column-properties fo:break-before="auto" style:column-width="0.3854in"/>
    </style:style>
    <style:style style:name="co7" style:family="table-column">
      <style:table-column-properties fo:break-before="auto" style:column-width="0.4374in"/>
    </style:style>
    <style:style style:name="co8" style:family="table-column">
      <style:table-column-properties fo:break-before="auto" style:column-width="0.4063in"/>
    </style:style>
    <style:style style:name="co9" style:family="table-column">
      <style:table-column-properties fo:break-before="auto" style:column-width="0.3752in"/>
    </style:style>
    <style:style style:name="co10" style:family="table-column">
      <style:table-column-properties fo:break-before="auto" style:column-width="0.3335in"/>
    </style:style>
    <style:style style:name="co11" style:family="table-column">
      <style:table-column-properties fo:break-before="auto" style:column-width="0.5417in"/>
    </style:style>
    <style:style style:name="co12" style:family="table-column">
      <style:table-column-properties fo:break-before="auto" style:column-width="0.8854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9165in"/>
    </style:style>
    <style:style style:name="co15" style:family="table-column">
      <style:table-column-properties fo:break-before="auto" style:column-width="0.2398in"/>
    </style:style>
    <style:style style:name="co16" style:family="table-column">
      <style:table-column-properties fo:break-before="auto" style:column-width="1.3957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5102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1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73in" fo:break-before="auto" style:use-optimal-row-height="true"/>
    </style:style>
    <style:style style:name="ro5" style:family="table-row">
      <style:table-row-properties style:row-height="0.2083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ro7" style:family="table-row">
      <style:table-row-properties style:row-height="0.2409in" fo:break-before="auto" style:use-optimal-row-height="true"/>
    </style:style>
    <style:style style:name="ro8" style:family="table-row">
      <style:table-row-properties style:row-height="0.1835in" fo:break-before="auto" style:use-optimal-row-height="false"/>
    </style:style>
    <style:style style:name="ro9" style:family="table-row">
      <style:table-row-properties style:row-height="0.1917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fo:border-bottom="none" fo:background-color="#800000" style:text-align-source="fix" style:repeat-content="false" fo:border-left="0.06pt solid #3c3c3c" fo:border-right="0.06pt solid #3c3c3c" fo:border-top="0.06pt solid #3c3c3c" style:vertical-align="automatic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order-bottom="0.06pt solid #3c3c3c" fo:background-color="#800000" style:text-align-source="fix" style:repeat-content="false" fo:border-left="0.06pt solid #3c3c3c" fo:border-right="none" fo:border-top="none" style:vertical-align="automatic"/>
      <style:paragraph-properties fo:text-align="start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order-bottom="none" fo:background-color="#c0c0c0" style:text-align-source="fix" style:repeat-content="false" fo:border-left="0.06pt solid #3c3c3c" fo:border-right="none" fo:border-top="0.06pt solid #3c3c3c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none" fo:background-color="#c0c0c0" style:text-align-source="fix" style:repeat-content="false" fo:border-left="0.06pt solid #3c3c3c" fo:border-right="none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order-bottom="0.06pt solid #3c3c3c" fo:background-color="#c0c0c0" style:text-align-source="fix" style:repeat-content="false" fo:border-left="0.06pt solid #3c3c3c" fo:border-right="none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808080" style:text-align-source="fix" style:repeat-content="false" fo:border="0.06pt solid #3c3c3c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06pt solid #3c3c3c" fo:background-color="#c0c0c0" fo:border-left="0.06pt solid #3c3c3c" fo:border-right="none" fo:border-top="0.06pt solid #3c3c3c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bottom="none" fo:background-color="#c0c0c0" style:cell-protect="none" style:print-content="true" fo:border-left="0.06pt solid #3c3c3c" fo:border-right="0.06pt solid #3c3c3c" fo:border-top="0.06pt solid #3c3c3c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bottom="none" fo:background-color="#c0c0c0" style:cell-protect="none" style:print-content="true" fo:border-left="0.06pt solid #3c3c3c" fo:border-right="0.06pt solid #3c3c3c" fo:border-top="none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bottom="none" fo:background-color="#c0c0c0" style:cell-protect="none" style:print-content="true" fo:border-left="0.06pt solid #3c3c3c" fo:border-right="none" fo:border-top="none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-bottom="0.06pt solid #3c3c3c" fo:background-color="#c0c0c0" style:cell-protect="protected" style:print-content="true" fo:border-left="0.06pt solid #3c3c3c" fo:border-right="none" fo:border-top="0.06pt solid #3c3c3c"/>
      <style:text-properties fo:font-size="10pt" style:font-size-asian="10pt" style:font-size-complex="10pt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fo:border-bottom="0.06pt solid #3c3c3c" fo:background-color="#c0c0c0" style:text-align-source="fix" style:repeat-content="false" fo:border-left="0.06pt solid #3c3c3c" fo:border-right="none" fo:border-top="0.06pt solid #3c3c3c" style:vertical-align="automatic"/>
      <style:paragraph-properties fo:text-align="start" fo:margin-left="0in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order-bottom="0.06pt solid #000000" fo:wrap-option="wrap" fo:border-left="0.06pt solid #000000" fo:border-right="none" fo:border-top="none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5" style:family="table-cell" style:parent-style-name="Default" style:data-style-name="N0">
      <style:table-cell-properties fo:border-bottom="0.06pt solid #3c3c3c" fo:background-color="#c0c0c0" style:cell-protect="protected" style:print-content="true" style:text-align-source="fix" style:repeat-content="false" fo:border-left="none" fo:padding-bottom="0.0138in" fo:padding-left="0.0138in" fo:padding-right="0in" fo:padding-top="0.0138in" fo:border-right="none" fo:border-top="0.06pt solid #3c3c3c" style:vertical-align="automatic"/>
      <style:paragraph-properties fo:text-align="end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3c3c3c" fo:background-color="#800000" fo:border-left="none" fo:border-right="0.06pt solid #3c3c3c" fo:border-top="none"/>
    </style:style>
    <style:style style:name="ce17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6pt solid #3c3c3c" fo:border-top="0.06pt solid #3c3c3c" style:vertical-align="automatic"/>
      <style:paragraph-properties fo:text-align="start" fo:margin-left="0in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bottom="none" fo:background-color="#c0c0c0" style:cell-protect="none" style:print-content="true" style:text-align-source="fix" style:repeat-content="false" fo:border-left="none" fo:border-right="0.06pt solid #3c3c3c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bottom="0.06pt solid #3c3c3c" fo:background-color="#c0c0c0" style:cell-protect="none" style:print-content="true" style:text-align-source="fix" style:repeat-content="false" fo:border-left="none" fo:border-right="0.06pt solid #3c3c3c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c0c0c0" fo:border="0.06pt solid #3c3c3c"/>
      <style:text-properties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0.06pt solid #000000" fo:border-top="none" style:vertical-align="middl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Default" style:data-style-name="N0">
      <style:table-cell-properties fo:background-color="#c0c0c0" style:cell-protect="protected" style:print-content="true" fo:border="0.06pt solid #3c3c3c"/>
    </style:style>
    <style:style style:name="ce23" style:family="table-cell" style:parent-style-name="Default" style:data-style-name="N0">
      <style:table-cell-properties fo:border-bottom="none" fo:background-color="#808080" style:text-align-source="fix" style:repeat-content="false" fo:border-left="0.06pt solid #3c3c3c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order-bottom="0.06pt solid #3c3c3c" style:cell-protect="none" style:print-content="true" fo:border-left="0.06pt solid #3c3c3c" fo:border-right="none" fo:border-top="0.06pt solid #3c3c3c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fo:border-bottom="none" style:cell-protect="none" style:print-content="true" fo:border-left="0.06pt solid #3c3c3c" fo:border-right="none" fo:border-top="0.06pt solid #3c3c3c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3c3c3c" style:cell-protect="none" style:print-content="true" fo:border-left="none" fo:border-right="none" fo:border-top="0.06pt solid #3c3c3c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fo:border-bottom="none" style:cell-protect="none" style:print-content="true" fo:border-left="none" fo:border-right="none" fo:border-top="0.06pt solid #3c3c3c"/>
      <style:text-properties fo:font-size="10pt" style:font-size-asian="10pt" style:font-size-complex="10pt"/>
    </style:style>
    <style:style style:name="ce28" style:family="table-cell" style:parent-style-name="Default" style:data-style-name="N0">
      <style:table-cell-properties fo:border-bottom="0.06pt solid #3c3c3c" fo:background-color="#c0c0c0" style:cell-protect="none" style:print-content="true" fo:border-left="none" fo:border-right="0.06pt solid #3c3c3c" fo:border-top="0.06pt solid #3c3c3c"/>
      <style:text-properties fo:font-size="10pt" style:font-size-asian="10pt" style:font-size-complex="10pt"/>
    </style:style>
    <style:style style:name="ce29" style:family="table-cell" style:parent-style-name="Default" style:data-style-name="N0">
      <style:table-cell-properties style:cell-protect="none" style:print-content="true" fo:background-color="transparent" fo:border="0.06pt solid #3c3c3c"/>
    </style:style>
    <style:style style:name="ce30" style:family="table-cell" style:parent-style-name="Default" style:data-style-name="N0">
      <style:table-cell-properties fo:border-bottom="none" style:cell-protect="none" style:print-content="true" fo:background-color="transparent" fo:border-left="0.06pt solid #3c3c3c" fo:border-right="0.06pt solid #3c3c3c" fo:border-top="none"/>
    </style:style>
    <style:style style:name="ce31" style:family="table-cell" style:parent-style-name="Default" style:data-style-name="N0">
      <style:table-cell-properties fo:border-bottom="0.06pt solid #3c3c3c" style:cell-protect="none" style:print-content="true" fo:background-color="transparent" fo:border-left="0.06pt solid #3c3c3c" fo:border-right="0.06pt solid #3c3c3c" fo:border-top="none"/>
    </style:style>
    <style:style style:name="ce32" style:family="table-cell" style:parent-style-name="Default" style:data-style-name="N0">
      <style:table-cell-properties fo:border-bottom="none" style:cell-protect="none" style:print-content="true" fo:background-color="transparent" fo:border-left="0.06pt solid #3c3c3c" fo:border-right="0.06pt solid #3c3c3c" fo:border-top="0.06pt solid #3c3c3c"/>
    </style:style>
    <style:style style:name="ce33" style:family="table-cell" style:parent-style-name="Default" style:data-style-name="N0">
      <style:table-cell-properties fo:border-bottom="0.06pt solid #3c3c3c" fo:background-color="#c0c0c0" style:cell-protect="none" style:print-content="true" fo:border-left="0.06pt solid #3c3c3c" fo:border-right="0.06pt solid #3c3c3c" fo:border-top="none"/>
      <style:text-properties fo:font-size="10pt" style:font-size-asian="10pt" style:font-size-complex="10pt"/>
    </style:style>
    <style:style style:name="ce34" style:family="table-cell" style:parent-style-name="Default" style:data-style-name="N0">
      <style:table-cell-properties fo:border-bottom="none" fo:background-color="#c0c0c0" fo:border-left="none" fo:border-right="0.06pt solid #3c3c3c" fo:border-top="0.06pt solid #3c3c3c"/>
    </style:style>
    <style:style style:name="ce35" style:family="table-cell" style:parent-style-name="Default" style:data-style-name="N0">
      <style:table-cell-properties fo:border-bottom="none" fo:background-color="#c0c0c0" fo:border-left="none" fo:border-right="0.06pt solid #3c3c3c" fo:border-top="none"/>
    </style:style>
    <style:style style:name="ce36" style:family="table-cell" style:parent-style-name="Default" style:data-style-name="N0">
      <style:table-cell-properties fo:border-bottom="0.06pt solid #3c3c3c" fo:background-color="#c0c0c0" fo:border-left="none" fo:border-right="0.06pt solid #3c3c3c" fo:border-top="none"/>
    </style:style>
    <style:style style:name="ce37" style:family="table-cell" style:parent-style-name="Default" style:data-style-name="N0">
      <style:table-cell-properties fo:background-color="#c0c0c0" style:cell-protect="none" style:print-content="true" fo:border="0.06pt solid #3c3c3c"/>
      <style:text-properties fo:font-size="10pt" style:font-size-asian="10pt" style:font-size-complex="10pt"/>
    </style:style>
    <style:style style:name="ce38" style:family="table-cell" style:parent-style-name="Default" style:data-style-name="N0">
      <style:table-cell-properties style:cell-protect="none" style:print-content="true" fo:background-color="transparent" fo:border="0.06pt solid #3c3c3c"/>
      <style:text-properties fo:font-size="10pt" style:font-size-asian="10pt" style:font-size-complex="10pt"/>
    </style:style>
    <style:style style:name="ce39" style:family="table-cell" style:parent-style-name="Default" style:data-style-name="N0">
      <style:table-cell-properties fo:border-bottom="none" fo:background-color="#c0c0c0" fo:border-left="0.06pt solid #3c3c3c" fo:border-right="none" fo:border-top="none"/>
    </style:style>
    <style:style style:name="ce40" style:family="table-cell" style:parent-style-name="Default" style:data-style-name="N0">
      <style:table-cell-properties fo:border-bottom="0.06pt solid #3c3c3c" fo:background-color="#c0c0c0" fo:border-left="0.06pt solid #3c3c3c" fo:border-right="0.06pt solid #3c3c3c" fo:border-top="none"/>
    </style:style>
    <style:style style:name="ce41" style:family="table-cell" style:parent-style-name="Default" style:data-style-name="N0">
      <style:table-cell-properties fo:border-bottom="0.06pt solid #3c3c3c" fo:background-color="#c0c0c0" style:cell-protect="none" style:print-content="true" fo:border-left="none" fo:border-right="none" fo:border-top="none" style:vertical-align="automatic"/>
      <style:text-properties fo:font-size="10pt" fo:font-style="italic" style:font-size-asian="10pt" style:font-style-asian="italic" style:font-size-complex="10pt" style:font-style-complex="italic"/>
    </style:style>
    <style:style style:name="ce42" style:family="table-cell" style:parent-style-name="Default" style:data-style-name="N0">
      <style:table-cell-properties fo:border-bottom="none" fo:background-color="#c0c0c0" fo:border-left="none" fo:border-right="0.06pt solid #3c3c3c" fo:border-top="0.06pt solid #3c3c3c" style:vertical-align="automatic"/>
    </style:style>
    <style:style style:name="ce43" style:family="table-cell" style:parent-style-name="Default" style:data-style-name="N0">
      <style:table-cell-properties fo:border-bottom="none" fo:background-color="#c0c0c0" style:cell-protect="none" style:print-content="true" fo:border-left="none" fo:border-right="0.06pt solid #3c3c3c" fo:border-top="0.06pt solid #3c3c3c"/>
    </style:style>
    <style:style style:name="ce44" style:family="table-cell" style:parent-style-name="Default" style:data-style-name="N0">
      <style:table-cell-properties fo:border-bottom="none" fo:background-color="#c0c0c0" style:cell-protect="none" style:print-content="true" fo:border-left="none" fo:border-right="0.06pt solid #3c3c3c" fo:border-top="none"/>
    </style:style>
    <style:style style:name="ce45" style:family="table-cell" style:parent-style-name="Default" style:data-style-name="N0">
      <style:table-cell-properties style:vertical-align="automatic"/>
      <style:text-properties fo:font-size="14pt" style:font-size-asian="14pt" style:font-size-complex="14pt"/>
    </style:style>
    <style:style style:name="ce46" style:family="table-cell" style:parent-style-name="Default" style:data-style-name="N1"/>
    <style:style style:name="ce47" style:family="table-cell" style:parent-style-name="Default" style:data-style-name="N0"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0.06pt solid #3c3c3c" fo:border-right="none" fo:border-top="0.06pt solid #3c3c3c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0.06pt solid #3c3c3c" fo:border-right="none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0">
      <style:table-cell-properties fo:border-bottom="0.06pt solid #3c3c3c" fo:background-color="#c0c0c0" style:cell-protect="protected" style:print-content="true" style:text-align-source="fix" style:repeat-content="false" fo:border-left="0.06pt solid #3c3c3c" fo:border-right="none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order-bottom="none" fo:background-color="#c0c0c0" fo:border-left="0.06pt solid #3c3c3c" fo:border-right="0.06pt solid #3c3c3c" fo:border-top="none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c0c0c0" style:text-align-source="fix" style:repeat-content="false" fo:border="0.06pt solid #3c3c3c" style:vertical-align="automatic"/>
      <style:paragraph-properties fo:text-align="start" fo:margin-left="0in"/>
      <style:text-properties fo:font-size="10pt" style:font-size-asian="10pt" style:font-size-complex="10pt"/>
    </style:style>
    <style:style style:name="ce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3c3c3c" style:vertical-align="automatic"/>
      <style:paragraph-properties fo:text-align="start" fo:margin-left="0in"/>
    </style:style>
    <style:style style:name="ce54" style:family="table-cell" style:parent-style-name="Default" style:data-style-name="N0">
      <style:table-cell-properties style:cell-protect="none" style:print-content="true" style:text-align-source="fix" style:repeat-content="false" fo:background-color="transparent" style:vertical-align="automatic"/>
      <style:paragraph-properties fo:text-align="start" fo:margin-left="0in"/>
    </style:style>
    <style:style style:name="ce55" style:family="table-cell" style:parent-style-name="Default" style:data-style-name="N0">
      <style:table-cell-properties fo:border-bottom="0.06pt solid #3c3c3c" fo:background-color="#c0c0c0" style:cell-protect="protected" style:print-content="true" style:text-align-source="fix" style:repeat-content="false" fo:border-left="0.06pt solid #3c3c3c" fo:padding-bottom="0.0138in" fo:padding-left="0.0138in" fo:padding-right="0in" fo:padding-top="0.0138in" fo:border-right="none" fo:border-top="0.06pt solid #3c3c3c" style:vertical-align="automatic"/>
      <style:paragraph-properties fo:text-align="end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order-bottom="0.06pt solid #3c3c3c" fo:background-color="#800000" style:cell-protect="protected" style:print-content="true" style:text-align-source="fix" style:repeat-content="false" fo:border-left="none" fo:border-right="0.06pt solid #3c3c3c" fo:border-top="none" style:vertical-align="automatic"/>
      <style:paragraph-properties fo:text-align="start" fo:margin-left="0in"/>
      <style:text-properties fo:color="#ffffff" fo:font-size="12pt" style:font-size-asian="12pt" style:font-size-complex="12pt"/>
    </style:style>
    <style:style style:name="ce57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none" fo:border-right="0.06pt solid #3c3c3c" fo:border-top="0.06pt solid #3c3c3c" style:vertical-align="automatic"/>
      <style:paragraph-properties fo:text-align="start" fo:margin-left="0in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bottom="none" fo:background-color="#c0c0c0" style:cell-protect="protected" style:print-content="true" style:text-align-source="fix" style:repeat-content="false" fo:border-left="none" fo:border-right="0.06pt solid #3c3c3c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06pt solid #3c3c3c" fo:background-color="#c0c0c0" style:cell-protect="protected" style:print-content="true" style:text-align-source="fix" style:repeat-content="false" fo:border-left="none" fo:border-right="0.06pt solid #3c3c3c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bottom="0.06pt solid #3c3c3c" fo:background-color="#c0c0c0" style:cell-protect="protected" style:print-content="true" fo:border-left="none" fo:border-right="none" fo:border-top="0.06pt solid #3c3c3c"/>
      <style:text-properties fo:font-size="8pt" style:font-size-asian="8pt" style:font-size-complex="8pt"/>
    </style:style>
    <style:style style:name="ce61" style:family="table-cell" style:parent-style-name="Default" style:data-style-name="N0">
      <style:table-cell-properties fo:border-bottom="none" fo:background-color="#c0c0c0" fo:border-left="none" fo:border-right="0.06pt solid #3c3c3c" fo:border-top="0.06pt solid #3c3c3c"/>
      <style:text-properties fo:font-size="10pt" style:font-size-asian="10pt" style:font-size-complex="10pt"/>
    </style:style>
    <style:style style:name="ce62" style:family="table-cell" style:parent-style-name="Default" style:data-style-name="N120">
      <style:table-cell-properties fo:border-bottom="none" fo:background-color="#c0c0c0" style:cell-protect="none" style:print-content="true" style:text-align-source="fix" style:repeat-content="false" fo:border-left="none" fo:border-right="0.06pt solid #3c3c3c" fo:border-top="0.06pt solid #3c3c3c" style:vertical-align="automatic"/>
      <style:paragraph-properties fo:text-align="start" fo:margin-left="0in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bottom="none" fo:background-color="#c0c0c0" style:cell-protect="protected" style:print-content="true" fo:border-left="0.06pt solid #3c3c3c" fo:border-right="0.06pt solid #3c3c3c" fo:border-top="0.06pt solid #3c3c3c"/>
      <style:text-properties fo:font-size="10pt" style:font-size-asian="10pt" style:font-size-complex="10pt"/>
    </style:style>
    <style:style style:name="ce64" style:family="table-cell" style:parent-style-name="Default" style:data-style-name="N0">
      <style:table-cell-properties fo:border-bottom="none" fo:background-color="#c0c0c0" style:cell-protect="protected" style:print-content="true" fo:border-left="none" fo:border-right="0.06pt solid #3c3c3c" fo:border-top="0.06pt solid #3c3c3c"/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fo:border-bottom="none" fo:background-color="#c0c0c0" style:cell-protect="protected" style:print-content="true" fo:border-left="none" fo:border-right="0.06pt solid #3c3c3c" fo:border-top="none"/>
      <style:text-properties fo:font-size="8pt" style:font-size-asian="8pt" style:font-size-complex="8pt"/>
    </style:style>
    <style:style style:name="ce66" style:family="table-cell" style:parent-style-name="Default" style:data-style-name="N0">
      <style:table-cell-properties fo:background-color="#c0c0c0" style:cell-protect="protected" style:print-content="true" fo:border="0.06pt solid #3c3c3c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transparent"/>
    </style:style>
    <style:style style:name="ce68" style:family="table-cell" style:parent-style-name="Default" style:data-style-name="N121"/>
    <style:style style:name="ce69" style:family="table-cell" style:parent-style-name="Default" style:data-style-name="N121">
      <style:table-cell-properties fo:border-bottom="none" fo:border-left="none" fo:border-right="none" fo:border-top="0.06pt solid #000000"/>
    </style:style>
    <style:style style:name="ce70" style:family="table-cell" style:parent-style-name="Default" style:data-style-name="N2"/>
    <style:style style:name="ce71" style:family="table-cell" style:parent-style-name="Default" style:data-style-name="N2">
      <style:table-cell-properties fo:border-bottom="none" fo:border-left="none" fo:border-right="none" fo:border-top="0.06pt solid #000000"/>
    </style:style>
  </office:automatic-styles>
  <office:body>
    <office:spreadsheet>
      <table:calculation-settings table:case-sensitive="false" table:automatic-find-labels="false" table:use-regular-expressions="false"/>
      <table:table table:name="Basplan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number-columns-repeated="28" table:default-cell-style-name="ce12"/>
        <table:table-column table:style-name="co13" table:number-columns-repeated="978" table:default-cell-style-name="ce12"/>
        <table:table-column table:style-name="co14" table:default-cell-style-name="ce12"/>
        <table:table-row table:style-name="ro1">
          <table:table-cell table:style-name="ce1" office:value-type="string" calcext:value-type="string" table:number-columns-spanned="17" table:number-rows-spanned="1">
            <text:p>PLANERING</text:p>
          </table:table-cell>
          <table:covered-table-cell table:number-columns-repeated="16"/>
          <table:table-cell/>
          <table:table-cell table:style-name="ce45" table:number-columns-repeated="999"/>
          <table:table-cell table:number-columns-repeated="7"/>
        </table:table-row>
        <table:table-row table:style-name="ro1">
          <table:table-cell table:style-name="ce2" office:value-type="string" calcext:value-type="string" table:number-columns-spanned="2" table:number-rows-spanned="1">
            <text:p>Projekt: Labyrintrobot</text:p>
          </table:table-cell>
          <table:covered-table-cell/>
          <table:table-cell table:style-name="ce16" table:number-columns-spanned="15" table:number-rows-spanned="1"/>
          <table:covered-table-cell table:number-columns-repeated="14"/>
          <table:table-cell/>
          <table:table-cell table:style-name="ce45" table:number-columns-repeated="999"/>
          <table:table-cell table:number-columns-repeated="7"/>
        </table:table-row>
        <table:table-row table:style-name="ro2">
          <table:table-cell table:style-name="ce3" office:value-type="string" calcext:value-type="string">
            <text:p>Projektgrupp: 6</text:p>
          </table:table-cell>
          <table:table-cell table:style-name="ce3"/>
          <table:table-cell table:style-name="ce17"/>
          <table:table-cell table:style-name="ce3" office:value-type="string" calcext:value-type="string" table:number-columns-spanned="2" table:number-rows-spanned="1">
            <text:p>Datum: 2014-10-02</text:p>
          </table:table-cell>
          <table:covered-table-cell/>
          <table:table-cell table:style-name="ce34" table:number-columns-spanned="7" table:number-rows-spanned="1"/>
          <table:covered-table-cell table:number-columns-repeated="6"/>
          <table:table-cell table:style-name="ce3" office:value-type="string" calcext:value-type="string" table:number-columns-spanned="4" table:number-rows-spanned="1">
            <text:p>Granskad:</text:p>
          </table:table-cell>
          <table:covered-table-cell table:number-columns-repeated="3"/>
          <table:table-cell table:style-name="ce42"/>
          <table:table-cell table:number-columns-repeated="1007"/>
        </table:table-row>
        <table:table-row table:style-name="ro2">
          <table:table-cell table:style-name="ce4" office:value-type="string" calcext:value-type="string" table:number-columns-spanned="2" table:number-rows-spanned="1">
            <text:p>Beställare: Mattias Krysander</text:p>
          </table:table-cell>
          <table:covered-table-cell/>
          <table:table-cell table:style-name="ce18"/>
          <table:table-cell table:style-name="ce4" office:value-type="string" calcext:value-type="string" table:number-columns-spanned="2" table:number-rows-spanned="1">
            <text:p>Version: 1.0</text:p>
          </table:table-cell>
          <table:covered-table-cell/>
          <table:table-cell table:style-name="ce35" table:number-columns-spanned="7" table:number-rows-spanned="1"/>
          <table:covered-table-cell table:number-columns-repeated="6"/>
          <table:table-cell table:style-name="ce39"/>
          <table:table-cell table:style-name="ce41" office:value-type="string" calcext:value-type="string" table:number-columns-spanned="3" table:number-rows-spanned="1">
            <text:p>Albert</text:p>
          </table:table-cell>
          <table:covered-table-cell table:number-columns-repeated="2"/>
          <table:table-cell table:style-name="ce35"/>
          <table:table-cell table:number-columns-repeated="1007"/>
        </table:table-row>
        <table:table-row table:style-name="ro2">
          <table:table-cell table:style-name="ce5" office:value-type="string" calcext:value-type="string" table:number-columns-spanned="2" table:number-rows-spanned="1">
            <text:p>Kurs: TSEA29</text:p>
          </table:table-cell>
          <table:covered-table-cell/>
          <table:table-cell table:style-name="ce19"/>
          <table:table-cell table:style-name="ce5" office:value-type="string" calcext:value-type="string" table:number-columns-spanned="2" table:number-rows-spanned="1">
            <text:p>Utfärdare:</text:p>
          </table:table-cell>
          <table:covered-table-cell/>
          <table:table-cell table:style-name="ce36" table:number-columns-spanned="7" table:number-rows-spanned="1"/>
          <table:covered-table-cell table:number-columns-repeated="6"/>
          <table:table-cell table:style-name="ce40" table:number-columns-spanned="5" table:number-rows-spanned="1"/>
          <table:covered-table-cell table:number-columns-repeated="4"/>
          <table:table-cell table:number-columns-repeated="1007"/>
        </table:table-row>
        <table:table-row table:style-name="ro2">
          <table:table-cell table:style-name="ce6" office:value-type="string" calcext:value-type="string" table:number-columns-spanned="2" table:number-rows-spanned="1">
            <text:p>AKTIVITETER</text:p>
          </table:table-cell>
          <table:covered-table-cell/>
          <table:table-cell table:style-name="ce6" office:value-type="string" calcext:value-type="string">
            <text:p>TID</text:p>
          </table:table-cell>
          <table:table-cell table:style-name="ce23" office:value-type="string" calcext:value-type="string">
            <text:p>VEM</text:p>
          </table:table-cell>
          <table:table-cell table:style-name="ce6" office:value-type="string" calcext:value-type="string" table:number-columns-spanned="13" table:number-rows-spanned="1">
            <text:p>TIDPLAN (när), veckonummer</text:p>
          </table:table-cell>
          <table:covered-table-cell table:number-columns-repeated="12"/>
          <table:table-cell table:number-columns-repeated="26"/>
          <table:table-cell table:style-name="ce47" table:number-columns-repeated="974"/>
          <table:table-cell table:number-columns-repeated="7"/>
        </table:table-row>
        <table:table-row table:style-name="ro3">
          <table:table-cell table:style-name="ce7" office:value-type="string" calcext:value-type="string">
            <text:p>Nr</text:p>
          </table:table-cell>
          <table:table-cell table:style-name="ce13" office:value-type="string" calcext:value-type="string">
            <text:p>Beskrivning</text:p>
          </table:table-cell>
          <table:table-cell table:style-name="ce20" office:value-type="string" calcext:value-type="string">
            <text:p>timmar</text:p>
          </table:table-cell>
          <table:table-cell table:style-name="ce20" office:value-type="string" calcext:value-type="string">
            <text:p>Initialer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8" office:value-type="string" calcext:value-type="string">
            <text:p>Sa</text:p>
          </table:table-cell>
          <table:table-cell table:number-columns-repeated="1007"/>
        </table:table-row>
        <table:table-row table:style-name="ro4">
          <table:table-cell table:style-name="ce8" office:value-type="float" office:value="1" calcext:value-type="float">
            <text:p>1</text:p>
          </table:table-cell>
          <table:table-cell table:style-name="ce14" office:value-type="string" calcext:value-type="string">
            <text:p>Knappar/brytare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string" calcext:value-type="string">
            <text:p>Adrian, John</text:p>
          </table:table-cell>
          <table:table-cell table:style-name="ce29" table:number-columns-repeated="5"/>
          <table:table-cell table:style-name="ce29" office:value-type="float" office:value="10" calcext:value-type="float">
            <text:p>10</text:p>
          </table:table-cell>
          <table:table-cell table:style-name="ce29" table:number-columns-repeated="6"/>
          <table:table-cell table:style-name="ce43" table:formula="of:=SUM([.E8:.P8])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14" office:value-type="string" calcext:value-type="string">
            <text:p>Blåtand hos robot</text:p>
          </table:table-cell>
          <table:table-cell table:style-name="ce21" office:value-type="float" office:value="25" calcext:value-type="float">
            <text:p>25</text:p>
          </table:table-cell>
          <table:table-cell table:style-name="ce24" office:value-type="string" calcext:value-type="string">
            <text:p>Anthon, Tommy</text:p>
          </table:table-cell>
          <table:table-cell table:style-name="ce29" table:number-columns-repeated="5"/>
          <table:table-cell table:style-name="ce29" office:value-type="float" office:value="25" calcext:value-type="float">
            <text:p>25</text:p>
          </table:table-cell>
          <table:table-cell table:style-name="ce29" table:number-columns-repeated="6"/>
          <table:table-cell table:style-name="ce44" table:formula="of:=SUM([.E9:.P9])" office:value-type="float" office:value="25" calcext:value-type="float">
            <text:p>25</text:p>
          </table:table-cell>
          <table:table-cell table:number-columns-repeated="1007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14" office:value-type="string" calcext:value-type="string">
            <text:p>Databuss</text:p>
          </table:table-cell>
          <table:table-cell table:style-name="ce21" office:value-type="float" office:value="35" calcext:value-type="float">
            <text:p>35</text:p>
          </table:table-cell>
          <table:table-cell table:style-name="ce24" office:value-type="string" calcext:value-type="string">
            <text:p>Herman, Albert, Johan</text:p>
          </table:table-cell>
          <table:table-cell table:style-name="ce29" table:number-columns-repeated="5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5"/>
          <table:table-cell table:style-name="ce44" table:formula="of:=SUM([.E10:.P10])" office:value-type="float" office:value="35" calcext:value-type="float">
            <text:p>35</text:p>
          </table:table-cell>
          <table:table-cell table:number-columns-repeated="1007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Sensordata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string" calcext:value-type="string">
            <text:p>Albert, Adrian, Herman</text:p>
          </table:table-cell>
          <table:table-cell table:style-name="ce29" table:number-columns-repeated="6"/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10" calcext:value-type="float">
            <text:p>10</text:p>
          </table:table-cell>
          <table:table-cell table:style-name="ce29" table:number-columns-repeated="4"/>
          <table:table-cell table:style-name="ce44" table:formula="of:=SUM([.E11:.P11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14" office:value-type="string" calcext:value-type="string">
            <text:p>Kommandon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string" calcext:value-type="string">
            <text:p>Herman, Johan, John</text:p>
          </table:table-cell>
          <table:table-cell table:style-name="ce29" table:number-columns-repeated="6"/>
          <table:table-cell table:style-name="ce29" office:value-type="float" office:value="30" calcext:value-type="float">
            <text:p>30</text:p>
          </table:table-cell>
          <table:table-cell table:style-name="ce29" table:number-columns-repeated="5"/>
          <table:table-cell table:style-name="ce44" table:formula="of:=SUM([.E12:.P12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14" office:value-type="string" calcext:value-type="string">
            <text:p>Korsning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string" calcext:value-type="string">
            <text:p>Herman, Tommy</text:p>
          </table:table-cell>
          <table:table-cell table:style-name="ce29" table:number-columns-repeated="7"/>
          <table:table-cell table:number-columns-repeated="2" table:style-name="ce29" office:value-type="float" office:value="15" calcext:value-type="float">
            <text:p>15</text:p>
          </table:table-cell>
          <table:table-cell table:style-name="ce29" table:number-columns-repeated="3"/>
          <table:table-cell table:style-name="ce44" table:formula="of:=SUM([.E13:.P13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14" office:value-type="string" calcext:value-type="string">
            <text:p>Återvändsgränd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Herman, Tommy</text:p>
          </table:table-cell>
          <table:table-cell table:style-name="ce29" table:number-columns-repeated="8"/>
          <table:table-cell table:style-name="ce29" office:value-type="float" office:value="20" calcext:value-type="float">
            <text:p>20</text:p>
          </table:table-cell>
          <table:table-cell table:style-name="ce29" table:number-columns-repeated="3"/>
          <table:table-cell table:style-name="ce44" table:formula="of:=SUM([.E14:.P14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Tejpmarkeri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Herman, Adrian</text:p>
          </table:table-cell>
          <table:table-cell table:style-name="ce29" table:number-columns-repeated="8"/>
          <table:table-cell table:style-name="ce29" office:value-type="float" office:value="20" calcext:value-type="float">
            <text:p>20</text:p>
          </table:table-cell>
          <table:table-cell table:style-name="ce29" table:number-columns-repeated="3"/>
          <table:table-cell table:style-name="ce44" table:formula="of:=SUM([.E15:.P15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14" office:value-type="string" calcext:value-type="string">
            <text:p>Utforskning</text:p>
          </table:table-cell>
          <table:table-cell table:style-name="ce21" office:value-type="float" office:value="50" calcext:value-type="float">
            <text:p>50</text:p>
          </table:table-cell>
          <table:table-cell table:style-name="ce24" office:value-type="string" calcext:value-type="string">
            <text:p>Herman, Tommy</text:p>
          </table:table-cell>
          <table:table-cell table:style-name="ce29" table:number-columns-repeated="9"/>
          <table:table-cell table:number-columns-repeated="2" table:style-name="ce29" office:value-type="float" office:value="25" calcext:value-type="float">
            <text:p>25</text:p>
          </table:table-cell>
          <table:table-cell table:style-name="ce29"/>
          <table:table-cell table:style-name="ce44" table:formula="of:=SUM([.E16:.P16])" office:value-type="float" office:value="50" calcext:value-type="float">
            <text:p>50</text:p>
          </table:table-cell>
          <table:table-cell table:number-columns-repeated="1007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14" office:value-type="string" calcext:value-type="string">
            <text:p>Karta</text:p>
          </table:table-cell>
          <table:table-cell table:style-name="ce21" office:value-type="float" office:value="10" calcext:value-type="float">
            <text:p>10</text:p>
          </table:table-cell>
          <table:table-cell table:style-name="ce24" office:value-type="string" calcext:value-type="string">
            <text:p>Herman, John</text:p>
          </table:table-cell>
          <table:table-cell table:style-name="ce29" table:number-columns-repeated="9"/>
          <table:table-cell table:style-name="ce29" office:value-type="float" office:value="10" calcext:value-type="float">
            <text:p>10</text:p>
          </table:table-cell>
          <table:table-cell table:style-name="ce29" table:number-columns-repeated="2"/>
          <table:table-cell table:style-name="ce44" table:formula="of:=SUM([.E17:.P17])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14" office:value-type="string" calcext:value-type="string">
            <text:p>Traversering efter karta</text:p>
          </table:table-cell>
          <table:table-cell table:style-name="ce21" office:value-type="float" office:value="50" calcext:value-type="float">
            <text:p>50</text:p>
          </table:table-cell>
          <table:table-cell table:style-name="ce24" office:value-type="string" calcext:value-type="string">
            <text:p>Herman, Adrian, John</text:p>
          </table:table-cell>
          <table:table-cell table:style-name="ce29" table:number-columns-repeated="9"/>
          <table:table-cell table:number-columns-repeated="2" table:style-name="ce29" office:value-type="float" office:value="25" calcext:value-type="float">
            <text:p>25</text:p>
          </table:table-cell>
          <table:table-cell table:style-name="ce29"/>
          <table:table-cell table:style-name="ce44" table:formula="of:=SUM([.E18:.P18])" office:value-type="float" office:value="50" calcext:value-type="float">
            <text:p>50</text:p>
          </table:table-cell>
          <table:table-cell table:number-columns-repeated="1007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14" office:value-type="string" calcext:value-type="string">
            <text:p>Ljussensorer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lbert, Adrian</text:p>
          </table:table-cell>
          <table:table-cell table:style-name="ce29" table:number-columns-repeated="7"/>
          <table:table-cell table:style-name="ce29" office:value-type="float" office:value="20" calcext:value-type="float">
            <text:p>20</text:p>
          </table:table-cell>
          <table:table-cell table:style-name="ce29" table:number-columns-repeated="4"/>
          <table:table-cell table:style-name="ce44" table:formula="of:=SUM([.E19:.P19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14" office:value-type="string" calcext:value-type="string">
            <text:p>Avståndssensorer</text:p>
          </table:table-cell>
          <table:table-cell table:style-name="ce21" office:value-type="float" office:value="30" calcext:value-type="float">
            <text:p>30</text:p>
          </table:table-cell>
          <table:table-cell table:style-name="ce24" office:value-type="string" calcext:value-type="string">
            <text:p>Albert, Adrian</text:p>
          </table:table-cell>
          <table:table-cell table:style-name="ce29" table:number-columns-repeated="5"/>
          <table:table-cell table:style-name="ce29" office:value-type="float" office:value="30" calcext:value-type="float">
            <text:p>30</text:p>
          </table:table-cell>
          <table:table-cell table:style-name="ce29" table:number-columns-repeated="6"/>
          <table:table-cell table:style-name="ce44" table:formula="of:=SUM([.E20:.P20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14" office:value-type="string" calcext:value-type="string">
            <text:p>Gyro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lbert, John</text:p>
          </table:table-cell>
          <table:table-cell table:style-name="ce29" table:number-columns-repeated="7"/>
          <table:table-cell table:style-name="ce29" office:value-type="float" office:value="20" calcext:value-type="float">
            <text:p>20</text:p>
          </table:table-cell>
          <table:table-cell table:style-name="ce29" table:number-columns-repeated="4"/>
          <table:table-cell table:style-name="ce44" table:formula="of:=SUM([.E21:.P21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14" office:value-type="string" calcext:value-type="string">
            <text:p>Avståndsbehandling</text:p>
          </table:table-cell>
          <table:table-cell table:style-name="ce21" office:value-type="float" office:value="35" calcext:value-type="float">
            <text:p>35</text:p>
          </table:table-cell>
          <table:table-cell table:style-name="ce25" office:value-type="string" calcext:value-type="string">
            <text:p>Albert, Anthon</text:p>
          </table:table-cell>
          <table:table-cell table:style-name="ce30" table:number-columns-repeated="6"/>
          <table:table-cell table:style-name="ce30" office:value-type="float" office:value="25" calcext:value-type="float">
            <text:p>25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4"/>
          <table:table-cell table:style-name="ce44" table:formula="of:=SUM([.E22:.P22])" office:value-type="float" office:value="35" calcext:value-type="float">
            <text:p>35</text:p>
          </table:table-cell>
          <table:table-cell table:number-columns-repeated="1007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14" office:value-type="string" calcext:value-type="string">
            <text:p>Kalibrering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lbert, Anthon</text:p>
          </table:table-cell>
          <table:table-cell table:style-name="ce29" table:number-columns-repeated="9"/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44" table:formula="of:=SUM([.E23:.P23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14" office:value-type="string" calcext:value-type="string">
            <text:p>LCD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lbert, Adrian</text:p>
          </table:table-cell>
          <table:table-cell table:style-name="ce31" table:number-columns-repeated="8"/>
          <table:table-cell table:style-name="ce31" office:value-type="float" office:value="20" calcext:value-type="float">
            <text:p>20</text:p>
          </table:table-cell>
          <table:table-cell table:style-name="ce31" table:number-columns-repeated="3"/>
          <table:table-cell table:style-name="ce44" table:formula="of:=SUM([.E24:.P24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14" office:value-type="string" calcext:value-type="string">
            <text:p>Motor/servo</text:p>
          </table:table-cell>
          <table:table-cell table:style-name="ce21" office:value-type="float" office:value="25" calcext:value-type="float">
            <text:p>25</text:p>
          </table:table-cell>
          <table:table-cell table:style-name="ce26" office:value-type="string" calcext:value-type="string">
            <text:p>Johan, John</text:p>
          </table:table-cell>
          <table:table-cell table:style-name="ce29" table:number-columns-repeated="5"/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38"/>
          <table:table-cell table:style-name="ce29" table:number-columns-repeated="4"/>
          <table:table-cell table:style-name="ce44" table:formula="of:=SUM([.E25:.P25])" office:value-type="float" office:value="25" calcext:value-type="float">
            <text:p>25</text:p>
          </table:table-cell>
          <table:table-cell table:number-columns-repeated="1007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14" office:value-type="string" calcext:value-type="string">
            <text:p>Autonoma kommandon</text:p>
          </table:table-cell>
          <table:table-cell table:style-name="ce21" office:value-type="float" office:value="45" calcext:value-type="float">
            <text:p>45</text:p>
          </table:table-cell>
          <table:table-cell table:style-name="ce24" office:value-type="string" calcext:value-type="string">
            <text:p>Johan, John</text:p>
          </table:table-cell>
          <table:table-cell table:style-name="ce31" table:number-columns-repeated="7"/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number-columns-repeated="3"/>
          <table:table-cell table:style-name="ce44" table:formula="of:=SUM([.E26:.P26])" office:value-type="float" office:value="45" calcext:value-type="float">
            <text:p>45</text:p>
          </table:table-cell>
          <table:table-cell table:number-columns-repeated="1007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14" office:value-type="string" calcext:value-type="string">
            <text:p>Fjärrkommadon</text:p>
          </table:table-cell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Johan, John</text:p>
          </table:table-cell>
          <table:table-cell table:style-name="ce29" table:number-columns-repeated="6"/>
          <table:table-cell table:style-name="ce29" office:value-type="float" office:value="20" calcext:value-type="float">
            <text:p>20</text:p>
          </table:table-cell>
          <table:table-cell table:style-name="ce38"/>
          <table:table-cell table:style-name="ce29" table:number-columns-repeated="4"/>
          <table:table-cell table:style-name="ce44" table:formula="of:=SUM([.E27:.P27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10" office:value-type="float" office:value="21" calcext:value-type="float">
            <text:p>21</text:p>
          </table:table-cell>
          <table:table-cell table:style-name="ce14" office:value-type="string" calcext:value-type="string">
            <text:p>PD-reglering</text:p>
          </table:table-cell>
          <table:table-cell table:style-name="ce21" office:value-type="float" office:value="45" calcext:value-type="float">
            <text:p>45</text:p>
          </table:table-cell>
          <table:table-cell table:style-name="ce26" office:value-type="string" calcext:value-type="string">
            <text:p>Johan, Anthon</text:p>
          </table:table-cell>
          <table:table-cell table:style-name="ce29" table:number-columns-repeated="8"/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0" calcext:value-type="float">
            <text:p>20</text:p>
          </table:table-cell>
          <table:table-cell table:style-name="ce29" table:number-columns-repeated="2"/>
          <table:table-cell table:style-name="ce44" table:formula="of:=SUM([.E28:.P28])" office:value-type="float" office:value="45" calcext:value-type="float">
            <text:p>45</text:p>
          </table:table-cell>
          <table:table-cell table:number-columns-repeated="1007"/>
        </table:table-row>
        <table:table-row table:style-name="ro4">
          <table:table-cell table:style-name="ce10" office:value-type="float" office:value="22" calcext:value-type="float">
            <text:p>22</text:p>
          </table:table-cell>
          <table:table-cell table:style-name="ce14" office:value-type="string" calcext:value-type="string">
            <text:p>Tejpföljning</text:p>
          </table:table-cell>
          <table:table-cell table:style-name="ce21" office:value-type="float" office:value="30" calcext:value-type="float">
            <text:p>30</text:p>
          </table:table-cell>
          <table:table-cell table:style-name="ce26" office:value-type="string" calcext:value-type="string">
            <text:p>John, Albert, Johan</text:p>
          </table:table-cell>
          <table:table-cell table:style-name="ce29" table:number-columns-repeated="8"/>
          <table:table-cell table:number-columns-repeated="2" table:style-name="ce29" office:value-type="float" office:value="15" calcext:value-type="float">
            <text:p>15</text:p>
          </table:table-cell>
          <table:table-cell table:style-name="ce29" table:number-columns-repeated="2"/>
          <table:table-cell table:style-name="ce44" table:formula="of:=SUM([.E29:.P29])" office:value-type="float" office:value="30" calcext:value-type="float">
            <text:p>30</text:p>
          </table:table-cell>
          <table:table-cell table:number-columns-repeated="1007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14" office:value-type="string" calcext:value-type="string">
            <text:p>Parametrar</text:p>
          </table:table-cell>
          <table:table-cell table:style-name="ce21" office:value-type="float" office:value="20" calcext:value-type="float">
            <text:p>20</text:p>
          </table:table-cell>
          <table:table-cell table:style-name="ce24" office:value-type="string" calcext:value-type="string">
            <text:p>Anthon, John</text:p>
          </table:table-cell>
          <table:table-cell table:style-name="ce29" table:number-columns-repeated="7"/>
          <table:table-cell table:style-name="ce29" office:value-type="float" office:value="20" calcext:value-type="float">
            <text:p>20</text:p>
          </table:table-cell>
          <table:table-cell table:style-name="ce29"/>
          <table:table-cell/>
          <table:table-cell table:style-name="ce29" table:number-columns-repeated="2"/>
          <table:table-cell table:style-name="ce44" table:formula="of:=SUM([.E30:.P30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24" calcext:value-type="float">
            <text:p>24</text:p>
          </table:table-cell>
          <table:table-cell table:style-name="ce14" office:value-type="string" calcext:value-type="string">
            <text:p>Felsökningsdata</text:p>
          </table:table-cell>
          <table:table-cell table:style-name="ce21" office:value-type="float" office:value="20" calcext:value-type="float">
            <text:p>20</text:p>
          </table:table-cell>
          <table:table-cell table:style-name="ce26" office:value-type="string" calcext:value-type="string">
            <text:p>Tommy</text:p>
          </table:table-cell>
          <table:table-cell table:style-name="ce29" table:number-columns-repeated="6"/>
          <table:table-cell table:number-columns-repeated="2" table:style-name="ce29" office:value-type="float" office:value="10" calcext:value-type="float">
            <text:p>10</text:p>
          </table:table-cell>
          <table:table-cell table:style-name="ce29"/>
          <table:table-cell/>
          <table:table-cell table:style-name="ce29" table:number-columns-repeated="2"/>
          <table:table-cell table:style-name="ce44" table:formula="of:=SUM([.E31:.P31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14" office:value-type="string" calcext:value-type="string">
            <text:p>Bluetooth hos programvara</text:p>
          </table:table-cell>
          <table:table-cell table:style-name="ce21" office:value-type="float" office:value="15" calcext:value-type="float">
            <text:p>15</text:p>
          </table:table-cell>
          <table:table-cell table:style-name="ce26" office:value-type="string" calcext:value-type="string">
            <text:p>Anthon, Tommy</text:p>
          </table:table-cell>
          <table:table-cell table:style-name="ce29" table:number-columns-repeated="5"/>
          <table:table-cell table:style-name="ce29" office:value-type="float" office:value="15" calcext:value-type="float">
            <text:p>15</text:p>
          </table:table-cell>
          <table:table-cell table:style-name="ce29" table:number-columns-repeated="6"/>
          <table:table-cell table:style-name="ce44" table:formula="of:=SUM([.E32:.P32])" office:value-type="float" office:value="15" calcext:value-type="float">
            <text:p>15</text:p>
          </table:table-cell>
          <table:table-cell table:number-columns-repeated="1007"/>
        </table:table-row>
        <table:table-row table:style-name="ro4">
          <table:table-cell table:style-name="ce9" office:value-type="float" office:value="26" calcext:value-type="float">
            <text:p>26</text:p>
          </table:table-cell>
          <table:table-cell table:style-name="ce14" office:value-type="string" calcext:value-type="string">
            <text:p>Bluetooth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Anthon, Tommy</text:p>
          </table:table-cell>
          <table:table-cell table:style-name="ce32" table:number-columns-repeated="6"/>
          <table:table-cell table:style-name="ce32" office:value-type="float" office:value="20" calcext:value-type="float">
            <text:p>20</text:p>
          </table:table-cell>
          <table:table-cell table:style-name="ce32" table:number-columns-repeated="5"/>
          <table:table-cell table:style-name="ce44" table:formula="of:=SUM([.E33:.P33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10" office:value-type="float" office:value="27" calcext:value-type="float">
            <text:p>27</text:p>
          </table:table-cell>
          <table:table-cell table:style-name="ce14" office:value-type="string" calcext:value-type="string">
            <text:p>GUI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Anthon</text:p>
          </table:table-cell>
          <table:table-cell table:style-name="ce32" table:number-columns-repeated="8"/>
          <table:table-cell table:style-name="ce32" office:value-type="float" office:value="10" calcext:value-type="float">
            <text:p>10</text:p>
          </table:table-cell>
          <table:table-cell table:style-name="ce32" table:number-columns-repeated="3"/>
          <table:table-cell table:style-name="ce43" table:formula="of:=SUM([.E34:.P34])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10" office:value-type="float" office:value="28" calcext:value-type="float">
            <text:p>28</text:p>
          </table:table-cell>
          <table:table-cell table:style-name="ce14" office:value-type="string" calcext:value-type="string">
            <text:p>Möte</text:p>
          </table:table-cell>
          <table:table-cell table:style-name="ce21" office:value-type="float" office:value="100" calcext:value-type="float">
            <text:p>100</text:p>
          </table:table-cell>
          <table:table-cell table:style-name="ce27" office:value-type="string" calcext:value-type="string">
            <text:p>Alla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table:number-columns-repeated="2"/>
          <table:table-cell table:style-name="ce32" office:value-type="float" office:value="15" calcext:value-type="float">
            <text:p>15</text:p>
          </table:table-cell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0" calcext:value-type="float">
            <text:p>10</text:p>
          </table:table-cell>
          <table:table-cell table:style-name="ce32"/>
          <table:table-cell table:style-name="ce44" table:formula="of:=SUM([.E35:.P35])" office:value-type="float" office:value="100" calcext:value-type="float">
            <text:p>100</text:p>
          </table:table-cell>
          <table:table-cell table:number-columns-repeated="1007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14" office:value-type="string" calcext:value-type="string">
            <text:p>Designspecifikation</text:p>
          </table:table-cell>
          <table:table-cell table:style-name="ce21" office:value-type="float" office:value="80" calcext:value-type="float">
            <text:p>80</text:p>
          </table:table-cell>
          <table:table-cell table:style-name="ce27" office:value-type="string" calcext:value-type="string">
            <text:p>Alla</text:p>
          </table:table-cell>
          <table:table-cell table:number-columns-repeated="3" table:style-name="ce32" office:value-type="float" office:value="25" calcext:value-type="float">
            <text:p>25</text:p>
          </table:table-cell>
          <table:table-cell table:style-name="ce32" office:value-type="float" office:value="5" calcext:value-type="float">
            <text:p>5</text:p>
          </table:table-cell>
          <table:table-cell table:style-name="ce32" table:number-columns-repeated="8"/>
          <table:table-cell table:style-name="ce44" table:formula="of:=SUM([.E36:.P36])" office:value-type="float" office:value="80" calcext:value-type="float">
            <text:p>80</text:p>
          </table:table-cell>
          <table:table-cell table:number-columns-repeated="1007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14" office:value-type="string" calcext:value-type="string">
            <text:p>Redovisning</text:p>
          </table:table-cell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Adrian</text:p>
          </table:table-cell>
          <table:table-cell table:style-name="ce32" table:number-columns-repeated="11"/>
          <table:table-cell table:style-name="ce32" office:value-type="float" office:value="15" calcext:value-type="float">
            <text:p>15</text:p>
          </table:table-cell>
          <table:table-cell table:style-name="ce44" table:formula="of:=SUM([.E37:.P37])" office:value-type="float" office:value="15" calcext:value-type="float">
            <text:p>15</text:p>
          </table:table-cell>
          <table:table-cell table:number-columns-repeated="1007"/>
        </table:table-row>
        <table:table-row table:style-name="ro4">
          <table:table-cell table:style-name="ce9" office:value-type="float" office:value="31" calcext:value-type="float">
            <text:p>31</text:p>
          </table:table-cell>
          <table:table-cell table:style-name="ce14" office:value-type="string" calcext:value-type="string">
            <text:p>Teknisk dokumentation</text:p>
          </table:table-cell>
          <table:table-cell table:style-name="ce21" office:value-type="float" office:value="80" calcext:value-type="float">
            <text:p>80</text:p>
          </table:table-cell>
          <table:table-cell table:style-name="ce27" office:value-type="string" calcext:value-type="string">
            <text:p>Alla</text:p>
          </table:table-cell>
          <table:table-cell table:style-name="ce32" table:number-columns-repeated="6"/>
          <table:table-cell table:number-columns-repeated="3" table:style-name="ce32" office:value-type="float" office:value="10" calcext:value-type="float">
            <text:p>10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44" table:formula="of:=SUM([.E38:.P38])" office:value-type="float" office:value="80" calcext:value-type="float">
            <text:p>80</text:p>
          </table:table-cell>
          <table:table-cell table:number-columns-repeated="1007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14" office:value-type="string" calcext:value-type="string">
            <text:p>Tid- och statusrapport</text:p>
          </table:table-cell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Adrian</text:p>
          </table:table-cell>
          <table:table-cell table:style-name="ce29"/>
          <table:table-cell table:number-columns-repeated="3" table:style-name="ce29" office:value-type="float" office:value="1" calcext:value-type="float">
            <text:p>1</text:p>
          </table:table-cell>
          <table:table-cell table:style-name="ce29"/>
          <table:table-cell table:number-columns-repeated="7" table:style-name="ce29" office:value-type="float" office:value="1" calcext:value-type="float">
            <text:p>1</text:p>
          </table:table-cell>
          <table:table-cell table:style-name="ce44" table:formula="of:=SUM([.E39:.P39])" office:value-type="float" office:value="10" calcext:value-type="float">
            <text:p>10</text:p>
          </table:table-cell>
          <table:table-cell table:number-columns-repeated="1007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14" office:value-type="string" calcext:value-type="string">
            <text:p>Efterstudie</text:p>
          </table:table-cell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Alla</text:p>
          </table:table-cell>
          <table:table-cell table:style-name="ce29" table:number-columns-repeated="11"/>
          <table:table-cell table:style-name="ce29" office:value-type="float" office:value="20" calcext:value-type="float">
            <text:p>20</text:p>
          </table:table-cell>
          <table:table-cell table:style-name="ce44" table:formula="of:=SUM([.E40:.P40])" office:value-type="float" office:value="20" calcext:value-type="float">
            <text:p>20</text:p>
          </table:table-cell>
          <table:table-cell table:number-columns-repeated="1007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14" office:value-type="string" calcext:value-type="string">
            <text:p>Användarhandledning</text:p>
          </table:table-cell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John</text:p>
          </table:table-cell>
          <table:table-cell table:style-name="ce29" table:number-columns-repeated="10"/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44" table:formula="of:=SUM([.E41:.P41])" office:value-type="float" office:value="5" calcext:value-type="float">
            <text:p>5</text:p>
          </table:table-cell>
          <table:table-cell table:number-columns-repeated="1007"/>
        </table:table-row>
        <table:table-row table:style-name="ro4">
          <table:table-cell table:style-name="ce9"/>
          <table:table-cell table:style-name="ce14" office:value-type="string" calcext:value-type="string">
            <text:p>Reservtid</text:p>
          </table:table-cell>
          <table:table-cell table:style-name="ce21" office:value-type="float" office:value="105" calcext:value-type="float">
            <text:p>105</text:p>
          </table:table-cell>
          <table:table-cell table:style-name="ce27" office:value-type="string" calcext:value-type="string">
            <text:p>Alla</text:p>
          </table:table-cell>
          <table:table-cell table:number-columns-repeated="3" table:style-name="ce29" office:value-type="float" office:value="5" calcext:value-type="float">
            <text:p>5</text:p>
          </table:table-cell>
          <table:table-cell table:style-name="ce29" table:number-columns-repeated="2"/>
          <table:table-cell table:number-columns-repeated="2" table:style-name="ce29" office:value-type="float" office:value="5" calcext:value-type="float">
            <text:p>5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25" calcext:value-type="float">
            <text:p>25</text:p>
          </table:table-cell>
          <table:table-cell table:style-name="ce29"/>
          <table:table-cell table:style-name="ce44" table:formula="of:=SUM([.E42:.P42])" office:value-type="float" office:value="105" calcext:value-type="float">
            <text:p>105</text:p>
          </table:table-cell>
          <table:table-cell table:number-columns-repeated="1007"/>
        </table:table-row>
        <table:table-row table:style-name="ro5">
          <table:table-cell table:style-name="ce9"/>
          <table:table-cell table:style-name="ce14"/>
          <table:table-cell table:style-name="ce21"/>
          <table:table-cell table:style-name="ce27"/>
          <table:table-cell table:style-name="ce29" table:number-columns-repeated="12"/>
          <table:table-cell table:style-name="ce44"/>
          <table:table-cell table:number-columns-repeated="2"/>
          <table:table-cell table:style-name="ce46" table:number-columns-repeated="7"/>
          <table:table-cell table:number-columns-repeated="998"/>
        </table:table-row>
        <table:table-row table:style-name="ro2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Milstolpe 1</text:p>
          </table:table-cell>
          <table:table-cell table:style-name="ce21"/>
          <table:table-cell table:style-name="ce27"/>
          <table:table-cell table:style-name="ce29" table:number-columns-repeated="5"/>
          <table:table-cell table:style-name="ce29" office:value-type="string" calcext:value-type="string">
            <text:p>fre</text:p>
          </table:table-cell>
          <table:table-cell table:style-name="ce29" table:number-columns-repeated="6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36" calcext:value-type="float">
            <text:p>36</text:p>
          </table:table-cell>
          <table:table-cell table:style-name="ce14" office:value-type="string" calcext:value-type="string">
            <text:p>Milstolpe 2</text:p>
          </table:table-cell>
          <table:table-cell table:style-name="ce21"/>
          <table:table-cell table:style-name="ce27"/>
          <table:table-cell table:style-name="ce29" table:number-columns-repeated="7"/>
          <table:table-cell table:style-name="ce29" office:value-type="string" calcext:value-type="string">
            <text:p>fre</text:p>
          </table:table-cell>
          <table:table-cell table:style-name="ce29" table:number-columns-repeated="4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37" calcext:value-type="float">
            <text:p>37</text:p>
          </table:table-cell>
          <table:table-cell table:style-name="ce14" office:value-type="string" calcext:value-type="string">
            <text:p>Milstolpe 3</text:p>
          </table:table-cell>
          <table:table-cell table:style-name="ce21"/>
          <table:table-cell table:style-name="ce27"/>
          <table:table-cell table:style-name="ce29" table:number-columns-repeated="8"/>
          <table:table-cell table:style-name="ce29" office:value-type="string" calcext:value-type="string">
            <text:p>ti</text:p>
          </table:table-cell>
          <table:table-cell table:style-name="ce29" table:number-columns-repeated="3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38" calcext:value-type="float">
            <text:p>38</text:p>
          </table:table-cell>
          <table:table-cell table:style-name="ce14" office:value-type="string" calcext:value-type="string">
            <text:p>Milstolpe 4</text:p>
          </table:table-cell>
          <table:table-cell table:style-name="ce21"/>
          <table:table-cell table:style-name="ce27"/>
          <table:table-cell table:style-name="ce29" table:number-columns-repeated="8"/>
          <table:table-cell table:style-name="ce29" office:value-type="string" calcext:value-type="string">
            <text:p>fre</text:p>
          </table:table-cell>
          <table:table-cell table:style-name="ce29" table:number-columns-repeated="3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39" calcext:value-type="float">
            <text:p>39</text:p>
          </table:table-cell>
          <table:table-cell table:style-name="ce14" office:value-type="string" calcext:value-type="string">
            <text:p>Milstolpe 5</text:p>
          </table:table-cell>
          <table:table-cell table:style-name="ce21"/>
          <table:table-cell table:style-name="ce27"/>
          <table:table-cell table:style-name="ce29" table:number-columns-repeated="9"/>
          <table:table-cell table:style-name="ce29" office:value-type="string" calcext:value-type="string">
            <text:p>on</text:p>
          </table:table-cell>
          <table:table-cell table:style-name="ce29" table:number-columns-repeated="2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40" calcext:value-type="float">
            <text:p>40</text:p>
          </table:table-cell>
          <table:table-cell table:style-name="ce14" office:value-type="string" calcext:value-type="string">
            <text:p>Milstolpe 6</text:p>
          </table:table-cell>
          <table:table-cell table:style-name="ce21"/>
          <table:table-cell table:style-name="ce27"/>
          <table:table-cell table:style-name="ce29" table:number-columns-repeated="9"/>
          <table:table-cell table:style-name="ce29" office:value-type="string" calcext:value-type="string">
            <text:p>fre</text:p>
          </table:table-cell>
          <table:table-cell table:style-name="ce29" table:number-columns-repeated="2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41" calcext:value-type="float">
            <text:p>41</text:p>
          </table:table-cell>
          <table:table-cell table:style-name="ce14" office:value-type="string" calcext:value-type="string">
            <text:p>Milstolpe 7</text:p>
          </table:table-cell>
          <table:table-cell table:style-name="ce21"/>
          <table:table-cell table:style-name="ce27"/>
          <table:table-cell table:style-name="ce29" table:number-columns-repeated="10"/>
          <table:table-cell table:style-name="ce29" office:value-type="string" calcext:value-type="string">
            <text:p>ti</text:p>
          </table:table-cell>
          <table:table-cell table:style-name="ce29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42" calcext:value-type="float">
            <text:p>42</text:p>
          </table:table-cell>
          <table:table-cell table:style-name="ce14" office:value-type="string" calcext:value-type="string">
            <text:p>Milstolpe 8</text:p>
          </table:table-cell>
          <table:table-cell table:style-name="ce21"/>
          <table:table-cell table:style-name="ce27"/>
          <table:table-cell table:style-name="ce29" table:number-columns-repeated="10"/>
          <table:table-cell table:style-name="ce29" office:value-type="string" calcext:value-type="string">
            <text:p>fre</text:p>
          </table:table-cell>
          <table:table-cell table:style-name="ce29"/>
          <table:table-cell table:style-name="ce44"/>
          <table:table-cell table:number-columns-repeated="1007"/>
        </table:table-row>
        <table:table-row table:style-name="ro5">
          <table:table-cell table:style-name="ce9"/>
          <table:table-cell table:style-name="ce14"/>
          <table:table-cell table:style-name="ce21"/>
          <table:table-cell table:style-name="ce27"/>
          <table:table-cell table:style-name="ce29" table:number-columns-repeated="12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43" calcext:value-type="float">
            <text:p>43</text:p>
          </table:table-cell>
          <table:table-cell table:style-name="ce14" office:value-type="string" calcext:value-type="string">
            <text:p>Beslutspunkt 2</text:p>
          </table:table-cell>
          <table:table-cell table:style-name="ce21"/>
          <table:table-cell table:style-name="ce27"/>
          <table:table-cell table:style-name="ce29" office:value-type="string" calcext:value-type="string">
            <text:p>to</text:p>
          </table:table-cell>
          <table:table-cell table:style-name="ce29" table:number-columns-repeated="11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44" calcext:value-type="float">
            <text:p>44</text:p>
          </table:table-cell>
          <table:table-cell table:style-name="ce14" office:value-type="string" calcext:value-type="string">
            <text:p>Beslutspunkt 3</text:p>
          </table:table-cell>
          <table:table-cell table:style-name="ce21"/>
          <table:table-cell table:style-name="ce27"/>
          <table:table-cell table:style-name="ce29" table:number-columns-repeated="3"/>
          <table:table-cell table:style-name="ce29" office:value-type="string" calcext:value-type="string">
            <text:p>fre</text:p>
          </table:table-cell>
          <table:table-cell table:style-name="ce29" table:number-columns-repeated="8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45" calcext:value-type="float">
            <text:p>45</text:p>
          </table:table-cell>
          <table:table-cell table:style-name="ce14" office:value-type="string" calcext:value-type="string">
            <text:p>Beslutspunkt 5</text:p>
          </table:table-cell>
          <table:table-cell table:style-name="ce21"/>
          <table:table-cell table:style-name="ce27"/>
          <table:table-cell table:style-name="ce29" table:number-columns-repeated="10"/>
          <table:table-cell table:style-name="ce29" office:value-type="string" calcext:value-type="string">
            <text:p>fre</text:p>
          </table:table-cell>
          <table:table-cell table:style-name="ce29"/>
          <table:table-cell table:style-name="ce44"/>
          <table:table-cell table:number-columns-repeated="1007"/>
        </table:table-row>
        <table:table-row table:style-name="ro2">
          <table:table-cell table:style-name="ce9" office:value-type="float" office:value="46" calcext:value-type="float">
            <text:p>46</text:p>
          </table:table-cell>
          <table:table-cell table:style-name="ce14" office:value-type="string" calcext:value-type="string">
            <text:p>Beslutspunkt 6</text:p>
          </table:table-cell>
          <table:table-cell table:style-name="ce21"/>
          <table:table-cell table:style-name="ce27"/>
          <table:table-cell table:style-name="ce29" table:number-columns-repeated="11"/>
          <table:table-cell table:style-name="ce29" office:value-type="string" calcext:value-type="string">
            <text:p>fre</text:p>
          </table:table-cell>
          <table:table-cell table:style-name="ce44"/>
          <table:table-cell table:number-columns-repeated="1007"/>
        </table:table-row>
        <table:table-row table:style-name="ro3">
          <table:table-cell table:style-name="ce11"/>
          <table:table-cell table:style-name="ce15" office:value-type="string" calcext:value-type="string">
            <text:p>Summa antal timmar:</text:p>
          </table:table-cell>
          <table:table-cell table:style-name="ce22" table:formula="of:=SUM([.C8:.C42])" office:value-type="float" office:value="1120" calcext:value-type="float">
            <text:p>1120</text:p>
          </table:table-cell>
          <table:table-cell table:style-name="ce22"/>
          <table:table-cell table:style-name="ce33" table:formula="of:=SUM([.E8:.E42])" office:value-type="float" office:value="40" calcext:value-type="float">
            <text:p>40</text:p>
          </table:table-cell>
          <table:table-cell table:style-name="ce33" table:formula="of:=SUM([.F8:.F42])" office:value-type="float" office:value="41" calcext:value-type="float">
            <text:p>41</text:p>
          </table:table-cell>
          <table:table-cell table:style-name="ce33" table:formula="of:=SUM([.G8:.G42])" office:value-type="float" office:value="41" calcext:value-type="float">
            <text:p>41</text:p>
          </table:table-cell>
          <table:table-cell table:style-name="ce33" table:formula="of:=SUM([.H8:.H42])" office:value-type="float" office:value="6" calcext:value-type="float">
            <text:p>6</text:p>
          </table:table-cell>
          <table:table-cell table:style-name="ce33" table:formula="of:=SUM([.I8:.I42])" office:value-type="float" office:value="0" calcext:value-type="float">
            <text:p>0</text:p>
          </table:table-cell>
          <table:table-cell table:style-name="ce33" table:formula="of:=SUM([.J8:.J42])" office:value-type="float" office:value="151" calcext:value-type="float">
            <text:p>151</text:p>
          </table:table-cell>
          <table:table-cell table:style-name="ce33" table:formula="of:=SUM([.K8:.K42])" office:value-type="float" office:value="161" calcext:value-type="float">
            <text:p>161</text:p>
          </table:table-cell>
          <table:table-cell table:style-name="ce33" table:formula="of:=SUM([.L8:.L42])" office:value-type="float" office:value="166" calcext:value-type="float">
            <text:p>166</text:p>
          </table:table-cell>
          <table:table-cell table:style-name="ce33" table:formula="of:=SUM([.M8:.M42])" office:value-type="float" office:value="186" calcext:value-type="float">
            <text:p>186</text:p>
          </table:table-cell>
          <table:table-cell table:style-name="ce33" table:formula="of:=SUM([.N8:.N42])" office:value-type="float" office:value="166" calcext:value-type="float">
            <text:p>166</text:p>
          </table:table-cell>
          <table:table-cell table:style-name="ce33" table:formula="of:=SUM([.O8:.O42])" office:value-type="float" office:value="126" calcext:value-type="float">
            <text:p>126</text:p>
          </table:table-cell>
          <table:table-cell table:style-name="ce33" table:formula="of:=SUM([.P8:.P42])" office:value-type="float" office:value="36" calcext:value-type="float">
            <text:p>36</text:p>
          </table:table-cell>
          <table:table-cell table:style-name="ce43" table:formula="of:=SUM([.E57:.P57])" office:value-type="float" office:value="1120" calcext:value-type="float">
            <text:p>1120</text:p>
          </table:table-cell>
          <table:table-cell table:number-columns-repeated="1007"/>
        </table:table-row>
        <table:table-row table:style-name="ro3" table:number-rows-repeated="2">
          <table:table-cell table:number-columns-repeated="1024"/>
        </table:table-row>
        <table:table-row table:style-name="ro6" table:number-rows-repeated="104851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mmering_TID" table:style-name="ta2"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5" table:number-columns-repeated="11" table:default-cell-style-name="ce12"/>
        <table:table-column table:style-name="co10" table:default-cell-style-name="ce12"/>
        <table:table-column table:style-name="co12" table:number-columns-repeated="2" table:default-cell-style-name="ce12"/>
        <table:table-column table:style-name="co13" table:number-columns-repeated="1005" table:default-cell-style-name="ce12"/>
        <table:table-column table:style-name="co14" table:default-cell-style-name="ce12"/>
        <table:table-row table:style-name="ro7">
          <table:table-cell table:style-name="ce1" office:value-type="string" calcext:value-type="string" table:number-columns-spanned="16" table:number-rows-spanned="1">
            <text:p>SUMMERING AV TID</text:p>
          </table:table-cell>
          <table:covered-table-cell table:number-columns-repeated="15"/>
          <table:table-cell table:style-name="ce45" table:number-columns-repeated="994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2" table:number-rows-spanned="1">
            <text:p>Projekt:</text:p>
          </table:table-cell>
          <table:covered-table-cell/>
          <table:table-cell table:style-name="ce56" office:value-type="string" calcext:value-type="string" table:number-columns-spanned="14" table:number-rows-spanned="1">
            <text:p>Labyrintrobot</text:p>
          </table:table-cell>
          <table:covered-table-cell table:number-columns-repeated="13"/>
          <table:table-cell table:style-name="ce45" table:number-columns-repeated="994"/>
          <table:table-cell table:number-columns-repeated="14"/>
        </table:table-row>
        <table:table-row table:style-name="ro2">
          <table:table-cell table:style-name="ce48" office:value-type="string" calcext:value-type="string" table:number-columns-spanned="2" table:number-rows-spanned="1">
            <text:p>Projektgrupp:</text:p>
          </table:table-cell>
          <table:covered-table-cell/>
          <table:table-cell table:style-name="ce57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3" office:value-type="string" calcext:value-type="string" table:number-columns-spanned="4" table:number-rows-spanned="1">
            <text:p>Datum:</text:p>
          </table:table-cell>
          <table:covered-table-cell table:number-columns-repeated="3"/>
          <table:table-cell table:style-name="ce62" office:value-type="date" office:date-value="2014-09-30" calcext:value-type="date" table:number-columns-spanned="8" table:number-rows-spanned="1">
            <text:p>14-9-30</text:p>
          </table:table-cell>
          <table:covered-table-cell table:number-columns-repeated="7"/>
          <table:table-cell table:number-columns-repeated="1008"/>
        </table:table-row>
        <table:table-row table:style-name="ro2">
          <table:table-cell table:style-name="ce49" office:value-type="string" calcext:value-type="string" table:number-columns-spanned="2" table:number-rows-spanned="1">
            <text:p>Beställare:</text:p>
          </table:table-cell>
          <table:covered-table-cell/>
          <table:table-cell table:style-name="ce58" office:value-type="string" calcext:value-type="string" table:number-columns-spanned="2" table:number-rows-spanned="1">
            <text:p>Mattias Krysander</text:p>
          </table:table-cell>
          <table:covered-table-cell/>
          <table:table-cell table:style-name="ce49" office:value-type="string" calcext:value-type="string" table:number-columns-spanned="4" table:number-rows-spanned="1">
            <text:p>Utfärdare:</text:p>
          </table:table-cell>
          <table:covered-table-cell table:number-columns-repeated="3"/>
          <table:table-cell table:style-name="ce35" table:number-columns-spanned="8" table:number-rows-spanned="1"/>
          <table:covered-table-cell table:number-columns-repeated="7"/>
          <table:table-cell table:number-columns-repeated="1008"/>
        </table:table-row>
        <table:table-row table:style-name="ro2">
          <table:table-cell table:style-name="ce50" office:value-type="string" calcext:value-type="string" table:number-columns-spanned="2" table:number-rows-spanned="1">
            <text:p>Kurs:</text:p>
          </table:table-cell>
          <table:covered-table-cell/>
          <table:table-cell table:style-name="ce59" office:value-type="string" calcext:value-type="string" table:number-columns-spanned="2" table:number-rows-spanned="1">
            <text:p>TSEA29</text:p>
          </table:table-cell>
          <table:covered-table-cell/>
          <table:table-cell table:style-name="ce40" table:number-columns-spanned="12" table:number-rows-spanned="1"/>
          <table:covered-table-cell table:number-columns-repeated="11"/>
          <table:table-cell table:number-columns-repeated="1008"/>
        </table:table-row>
        <table:table-row table:style-name="ro2">
          <table:table-cell table:style-name="ce6" office:value-type="string" calcext:value-type="string" table:number-columns-spanned="3" table:number-rows-spanned="1">
            <text:p>RESURS</text:p>
          </table:table-cell>
          <table:covered-table-cell table:number-columns-repeated="2"/>
          <table:table-cell table:style-name="ce6" office:value-type="string" calcext:value-type="string" table:number-columns-spanned="13" table:number-rows-spanned="1">
            <text:p>NEDLAGD TID (per vecka)</text:p>
          </table:table-cell>
          <table:covered-table-cell table:number-columns-repeated="12"/>
          <table:table-cell table:style-name="ce47" table:number-columns-repeated="994"/>
          <table:table-cell table:number-columns-repeated="14"/>
        </table:table-row>
        <table:table-row table:style-name="ro6">
          <table:table-cell table:style-name="ce7"/>
          <table:table-cell table:style-name="ce52" office:value-type="string" calcext:value-type="string" table:number-columns-spanned="2" table:number-rows-spanned="1">
            <text:p>Namn</text:p>
          </table:table-cell>
          <table:covered-table-cell/>
          <table:table-cell table:style-name="ce20" table:formula="of:=[Basplan.E7]" office:value-type="float" office:value="40" calcext:value-type="float">
            <text:p>40</text:p>
          </table:table-cell>
          <table:table-cell table:style-name="ce61" table:formula="of:=[Basplan.F7]" office:value-type="float" office:value="41" calcext:value-type="float">
            <text:p>41</text:p>
          </table:table-cell>
          <table:table-cell table:style-name="ce61" table:formula="of:=[Basplan.G7]" office:value-type="float" office:value="42" calcext:value-type="float">
            <text:p>42</text:p>
          </table:table-cell>
          <table:table-cell table:style-name="ce61" table:formula="of:=[Basplan.H7]" office:value-type="float" office:value="43" calcext:value-type="float">
            <text:p>43</text:p>
          </table:table-cell>
          <table:table-cell table:style-name="ce61" table:formula="of:=[Basplan.I7]" office:value-type="float" office:value="44" calcext:value-type="float">
            <text:p>44</text:p>
          </table:table-cell>
          <table:table-cell table:style-name="ce61" table:formula="of:=[Basplan.J7]" office:value-type="float" office:value="45" calcext:value-type="float">
            <text:p>45</text:p>
          </table:table-cell>
          <table:table-cell table:style-name="ce61" table:formula="of:=[Basplan.K7]" office:value-type="float" office:value="46" calcext:value-type="float">
            <text:p>46</text:p>
          </table:table-cell>
          <table:table-cell table:style-name="ce61" table:formula="of:=[Basplan.L7]" office:value-type="float" office:value="47" calcext:value-type="float">
            <text:p>47</text:p>
          </table:table-cell>
          <table:table-cell table:style-name="ce61" table:formula="of:=[Basplan.M7]" office:value-type="float" office:value="48" calcext:value-type="float">
            <text:p>48</text:p>
          </table:table-cell>
          <table:table-cell table:style-name="ce61" table:formula="of:=[Basplan.N7]" office:value-type="float" office:value="49" calcext:value-type="float">
            <text:p>49</text:p>
          </table:table-cell>
          <table:table-cell table:style-name="ce61" table:formula="of:=[Basplan.O7]" office:value-type="float" office:value="50" calcext:value-type="float">
            <text:p>50</text:p>
          </table:table-cell>
          <table:table-cell table:style-name="ce61" table:formula="of:=[Basplan.P7]" office:value-type="float" office:value="51" calcext:value-type="float">
            <text:p>51</text:p>
          </table:table-cell>
          <table:table-cell table:style-name="ce63" office:value-type="string" calcext:value-type="string">
            <text:p>Sa</text:p>
          </table:table-cell>
          <table:table-cell table:number-columns-repeated="1008"/>
        </table:table-row>
        <table:table-row table:style-name="ro8">
          <table:table-cell table:style-name="ce51" table:formula="of:=[Basplan.A8]" office:value-type="float" office:value="1" calcext:value-type="float">
            <text:p>1</text:p>
          </table:table-cell>
          <table:table-cell table:style-name="ce53" table:formula="of:=[Basplan.B8]" office:value-type="string" office:string-value="Knappar/brytare" calcext:value-type="string" table:number-columns-spanned="2" table:number-rows-spanned="1">
            <text:p>Knappar/brytare</text:p>
          </table:table-cell>
          <table:covered-table-cell/>
          <table:table-cell table:style-name="ce38" table:number-columns-repeated="12"/>
          <table:table-cell table:style-name="ce64" table:formula="of:=SUM([.D8:.O8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9]" office:value-type="float" office:value="2" calcext:value-type="float">
            <text:p>2</text:p>
          </table:table-cell>
          <table:table-cell table:style-name="ce53" table:formula="of:=[Basplan.B9]" office:value-type="string" office:string-value="Blåtand hos robot" calcext:value-type="string" table:number-columns-spanned="2" table:number-rows-spanned="1">
            <text:p>Blåtand hos robot</text:p>
          </table:table-cell>
          <table:covered-table-cell/>
          <table:table-cell table:style-name="ce38" table:number-columns-repeated="12"/>
          <table:table-cell table:style-name="ce65" table:formula="of:=SUM([.D9:.O9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0]" office:value-type="float" office:value="3" calcext:value-type="float">
            <text:p>3</text:p>
          </table:table-cell>
          <table:table-cell table:style-name="ce53" office:value-type="string" calcext:value-type="string" table:number-columns-spanned="2" table:number-rows-spanned="1">
            <text:p>Databuss</text:p>
          </table:table-cell>
          <table:covered-table-cell/>
          <table:table-cell table:style-name="ce38" table:number-columns-repeated="12"/>
          <table:table-cell table:style-name="ce65" table:formula="of:=SUM([.D10:.O10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1]" office:value-type="float" office:value="4" calcext:value-type="float">
            <text:p>4</text:p>
          </table:table-cell>
          <table:table-cell table:style-name="ce53" office:value-type="string" calcext:value-type="string" table:number-columns-spanned="2" table:number-rows-spanned="1">
            <text:p>Sensordata</text:p>
          </table:table-cell>
          <table:covered-table-cell/>
          <table:table-cell table:style-name="ce38" table:number-columns-repeated="12"/>
          <table:table-cell table:style-name="ce65" table:formula="of:=SUM([.D11:.O11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2]" office:value-type="float" office:value="5" calcext:value-type="float">
            <text:p>5</text:p>
          </table:table-cell>
          <table:table-cell table:style-name="ce54" table:formula="of:=[Basplan.B12]" office:value-type="string" office:string-value="Kommandon" calcext:value-type="string">
            <text:p>Kommandon</text:p>
          </table:table-cell>
          <table:table-cell table:style-name="ce54"/>
          <table:table-cell table:style-name="ce38" table:number-columns-repeated="12"/>
          <table:table-cell table:style-name="ce65" table:formula="of:=SUM([.D12:.O12])" office:value-type="float" office:value="0" calcext:value-type="float">
            <text:p>0</text:p>
          </table:table-cell>
          <table:table-cell table:style-name="ce67"/>
          <table:table-cell table:number-columns-repeated="1007"/>
        </table:table-row>
        <table:table-row table:style-name="ro8">
          <table:table-cell table:style-name="ce51" table:formula="of:=[Basplan.A13]" office:value-type="float" office:value="6" calcext:value-type="float">
            <text:p>6</text:p>
          </table:table-cell>
          <table:table-cell table:style-name="ce54" table:formula="of:=[Basplan.B13]" office:value-type="string" office:string-value="Korsning" calcext:value-type="string">
            <text:p>Korsning</text:p>
          </table:table-cell>
          <table:table-cell table:style-name="ce54"/>
          <table:table-cell table:style-name="ce38" table:number-columns-repeated="12"/>
          <table:table-cell table:style-name="ce65" table:formula="of:=SUM([.D13:.O13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4]" office:value-type="float" office:value="7" calcext:value-type="float">
            <text:p>7</text:p>
          </table:table-cell>
          <table:table-cell table:style-name="ce54" table:formula="of:=[Basplan.B14]" office:value-type="string" office:string-value="Återvändsgränd" calcext:value-type="string">
            <text:p>Återvändsgränd</text:p>
          </table:table-cell>
          <table:table-cell table:style-name="ce54"/>
          <table:table-cell table:style-name="ce38" table:number-columns-repeated="12"/>
          <table:table-cell table:style-name="ce65" table:formula="of:=SUM([.D14:.O14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5]" office:value-type="float" office:value="8" calcext:value-type="float">
            <text:p>8</text:p>
          </table:table-cell>
          <table:table-cell table:style-name="ce54" table:formula="of:=[Basplan.B15]" office:value-type="string" office:string-value="Tejpmarkering" calcext:value-type="string">
            <text:p>Tejpmarkering</text:p>
          </table:table-cell>
          <table:table-cell table:style-name="ce54"/>
          <table:table-cell table:style-name="ce38" table:number-columns-repeated="12"/>
          <table:table-cell table:style-name="ce65" table:formula="of:=SUM([.D15:.O15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6]" office:value-type="float" office:value="9" calcext:value-type="float">
            <text:p>9</text:p>
          </table:table-cell>
          <table:table-cell table:style-name="ce54" table:formula="of:=[Basplan.B16]" office:value-type="string" office:string-value="Utforskning" calcext:value-type="string">
            <text:p>Utforskning</text:p>
          </table:table-cell>
          <table:table-cell table:style-name="ce54"/>
          <table:table-cell table:style-name="ce38" table:number-columns-repeated="12"/>
          <table:table-cell table:style-name="ce65" table:formula="of:=SUM([.D16:.O16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7]" office:value-type="float" office:value="10" calcext:value-type="float">
            <text:p>10</text:p>
          </table:table-cell>
          <table:table-cell table:style-name="ce54" table:formula="of:=[Basplan.B17]" office:value-type="string" office:string-value="Karta" calcext:value-type="string">
            <text:p>Karta</text:p>
          </table:table-cell>
          <table:table-cell table:style-name="ce54"/>
          <table:table-cell table:style-name="ce38" table:number-columns-repeated="12"/>
          <table:table-cell table:style-name="ce65" table:formula="of:=SUM([.D17:.O17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8]" office:value-type="float" office:value="11" calcext:value-type="float">
            <text:p>11</text:p>
          </table:table-cell>
          <table:table-cell table:style-name="ce54" table:formula="of:=[Basplan.B18]" office:value-type="string" office:string-value="Traversering efter karta" calcext:value-type="string">
            <text:p>Traversering efter karta</text:p>
          </table:table-cell>
          <table:table-cell table:style-name="ce54"/>
          <table:table-cell table:style-name="ce38" table:number-columns-repeated="12"/>
          <table:table-cell table:style-name="ce65" table:formula="of:=SUM([.D18:.O18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19]" office:value-type="float" office:value="12" calcext:value-type="float">
            <text:p>12</text:p>
          </table:table-cell>
          <table:table-cell table:style-name="ce54" table:formula="of:=[Basplan.B19]" office:value-type="string" office:string-value="Ljussensorer" calcext:value-type="string">
            <text:p>Ljussensorer</text:p>
          </table:table-cell>
          <table:table-cell table:style-name="ce54"/>
          <table:table-cell table:style-name="ce38" table:number-columns-repeated="12"/>
          <table:table-cell table:style-name="ce65" table:formula="of:=SUM([.D19:.O19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0]" office:value-type="float" office:value="13" calcext:value-type="float">
            <text:p>13</text:p>
          </table:table-cell>
          <table:table-cell table:style-name="ce54" table:formula="of:=[Basplan.B20]" office:value-type="string" office:string-value="Avståndssensorer" calcext:value-type="string">
            <text:p>Avståndssensorer</text:p>
          </table:table-cell>
          <table:table-cell table:style-name="ce54"/>
          <table:table-cell table:style-name="ce38" table:number-columns-repeated="12"/>
          <table:table-cell table:style-name="ce65" table:formula="of:=SUM([.D20:.O20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1]" office:value-type="float" office:value="14" calcext:value-type="float">
            <text:p>14</text:p>
          </table:table-cell>
          <table:table-cell table:style-name="ce54" table:formula="of:=[Basplan.B21]" office:value-type="string" office:string-value="Gyro" calcext:value-type="string">
            <text:p>Gyro</text:p>
          </table:table-cell>
          <table:table-cell table:style-name="ce54"/>
          <table:table-cell table:style-name="ce38" table:number-columns-repeated="12"/>
          <table:table-cell table:style-name="ce65" table:formula="of:=SUM([.D21:.O21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2]" office:value-type="float" office:value="15" calcext:value-type="float">
            <text:p>15</text:p>
          </table:table-cell>
          <table:table-cell table:style-name="ce54" table:formula="of:=[Basplan.B22]" office:value-type="string" office:string-value="Avståndsbehandling" calcext:value-type="string">
            <text:p>Avståndsbehandling</text:p>
          </table:table-cell>
          <table:table-cell table:style-name="ce54"/>
          <table:table-cell table:style-name="ce38" table:number-columns-repeated="12"/>
          <table:table-cell table:style-name="ce65" table:formula="of:=SUM([.D22:.O22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3]" office:value-type="float" office:value="16" calcext:value-type="float">
            <text:p>16</text:p>
          </table:table-cell>
          <table:table-cell table:style-name="ce54" table:formula="of:=[Basplan.B23]" office:value-type="string" office:string-value="Kalibrering" calcext:value-type="string">
            <text:p>Kalibrering</text:p>
          </table:table-cell>
          <table:table-cell table:style-name="ce54"/>
          <table:table-cell table:style-name="ce38" table:number-columns-repeated="12"/>
          <table:table-cell table:style-name="ce65" table:formula="of:=SUM([.D23:.O23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4]" office:value-type="float" office:value="17" calcext:value-type="float">
            <text:p>17</text:p>
          </table:table-cell>
          <table:table-cell table:style-name="ce54" table:formula="of:=[Basplan.B24]" office:value-type="string" office:string-value="LCD" calcext:value-type="string">
            <text:p>LCD</text:p>
          </table:table-cell>
          <table:table-cell table:style-name="ce54"/>
          <table:table-cell table:style-name="ce38" table:number-columns-repeated="12"/>
          <table:table-cell table:style-name="ce65" table:formula="of:=SUM([.D24:.O24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5]" office:value-type="float" office:value="18" calcext:value-type="float">
            <text:p>18</text:p>
          </table:table-cell>
          <table:table-cell table:style-name="ce54" table:formula="of:=[Basplan.B25]" office:value-type="string" office:string-value="Motor/servo" calcext:value-type="string">
            <text:p>Motor/servo</text:p>
          </table:table-cell>
          <table:table-cell table:style-name="ce54"/>
          <table:table-cell table:style-name="ce38" table:number-columns-repeated="12"/>
          <table:table-cell table:style-name="ce65" table:formula="of:=SUM([.D25:.O25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6]" office:value-type="float" office:value="19" calcext:value-type="float">
            <text:p>19</text:p>
          </table:table-cell>
          <table:table-cell table:style-name="ce54" table:formula="of:=[Basplan.B26]" office:value-type="string" office:string-value="Autonoma kommandon" calcext:value-type="string">
            <text:p>Autonoma kommandon</text:p>
          </table:table-cell>
          <table:table-cell table:style-name="ce54"/>
          <table:table-cell table:style-name="ce38" table:number-columns-repeated="12"/>
          <table:table-cell table:style-name="ce65" table:formula="of:=SUM([.D26:.O26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7]" office:value-type="float" office:value="20" calcext:value-type="float">
            <text:p>20</text:p>
          </table:table-cell>
          <table:table-cell table:style-name="ce54" table:formula="of:=[Basplan.B27]" office:value-type="string" office:string-value="Fjärrkommadon" calcext:value-type="string">
            <text:p>Fjärrkommadon</text:p>
          </table:table-cell>
          <table:table-cell table:style-name="ce54"/>
          <table:table-cell table:style-name="ce38" table:number-columns-repeated="12"/>
          <table:table-cell table:style-name="ce65" table:formula="of:=SUM([.D27:.O27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8]" office:value-type="float" office:value="21" calcext:value-type="float">
            <text:p>21</text:p>
          </table:table-cell>
          <table:table-cell table:style-name="ce54" table:formula="of:=[Basplan.B28]" office:value-type="string" office:string-value="PD-reglering" calcext:value-type="string">
            <text:p>PD-reglering</text:p>
          </table:table-cell>
          <table:table-cell table:style-name="ce54"/>
          <table:table-cell table:style-name="ce38" table:number-columns-repeated="12"/>
          <table:table-cell table:style-name="ce65" table:formula="of:=SUM([.D28:.O28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29]" office:value-type="float" office:value="22" calcext:value-type="float">
            <text:p>22</text:p>
          </table:table-cell>
          <table:table-cell table:style-name="ce54" table:formula="of:=[Basplan.B29]" office:value-type="string" office:string-value="Tejpföljning" calcext:value-type="string">
            <text:p>Tejpföljning</text:p>
          </table:table-cell>
          <table:table-cell table:style-name="ce54"/>
          <table:table-cell table:style-name="ce38" table:number-columns-repeated="12"/>
          <table:table-cell table:style-name="ce65" table:formula="of:=SUM([.D29:.O29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30]" office:value-type="float" office:value="23" calcext:value-type="float">
            <text:p>23</text:p>
          </table:table-cell>
          <table:table-cell table:style-name="ce54" table:formula="of:=[Basplan.B30]" office:value-type="string" office:string-value="Parametrar" calcext:value-type="string">
            <text:p>Parametrar</text:p>
          </table:table-cell>
          <table:table-cell table:style-name="ce54"/>
          <table:table-cell table:style-name="ce38" table:number-columns-repeated="12"/>
          <table:table-cell table:style-name="ce65"/>
          <table:table-cell table:number-columns-repeated="1008"/>
        </table:table-row>
        <table:table-row table:style-name="ro8">
          <table:table-cell table:style-name="ce51" table:formula="of:=[Basplan.A31]" office:value-type="float" office:value="24" calcext:value-type="float">
            <text:p>24</text:p>
          </table:table-cell>
          <table:table-cell table:style-name="ce54" table:formula="of:=[Basplan.B31]" office:value-type="string" office:string-value="Felsökningsdata" calcext:value-type="string">
            <text:p>Felsökningsdata</text:p>
          </table:table-cell>
          <table:table-cell table:style-name="ce54"/>
          <table:table-cell table:style-name="ce38" table:number-columns-repeated="12"/>
          <table:table-cell table:style-name="ce65"/>
          <table:table-cell table:number-columns-repeated="1008"/>
        </table:table-row>
        <table:table-row table:style-name="ro8">
          <table:table-cell table:style-name="ce51" table:formula="of:=[Basplan.A32]" office:value-type="float" office:value="25" calcext:value-type="float">
            <text:p>25</text:p>
          </table:table-cell>
          <table:table-cell table:style-name="ce54" table:formula="of:=[Basplan.B32]" office:value-type="string" office:string-value="Bluetooth hos programvara" calcext:value-type="string">
            <text:p>Bluetooth hos programvara</text:p>
          </table:table-cell>
          <table:table-cell table:style-name="ce54"/>
          <table:table-cell table:style-name="ce38" table:number-columns-repeated="12"/>
          <table:table-cell table:style-name="ce65"/>
          <table:table-cell table:number-columns-repeated="1008"/>
        </table:table-row>
        <table:table-row table:style-name="ro8">
          <table:table-cell table:style-name="ce51" table:formula="of:=[Basplan.A33]" office:value-type="float" office:value="26" calcext:value-type="float">
            <text:p>26</text:p>
          </table:table-cell>
          <table:table-cell table:style-name="ce54" table:formula="of:=[Basplan.B33]" office:value-type="string" office:string-value="Bluetooth" calcext:value-type="string">
            <text:p>Bluetooth</text:p>
          </table:table-cell>
          <table:table-cell table:style-name="ce54"/>
          <table:table-cell table:style-name="ce38" table:number-columns-repeated="12"/>
          <table:table-cell table:style-name="ce65"/>
          <table:table-cell table:number-columns-repeated="1008"/>
        </table:table-row>
        <table:table-row table:style-name="ro8">
          <table:table-cell table:style-name="ce51" table:formula="of:=[Basplan.A34]" office:value-type="float" office:value="27" calcext:value-type="float">
            <text:p>27</text:p>
          </table:table-cell>
          <table:table-cell table:style-name="ce54" table:formula="of:=[Basplan.B34]" office:value-type="string" office:string-value="GUI" calcext:value-type="string">
            <text:p>GUI</text:p>
          </table:table-cell>
          <table:table-cell table:style-name="ce54"/>
          <table:table-cell table:style-name="ce38" table:number-columns-repeated="12"/>
          <table:table-cell table:style-name="ce65"/>
          <table:table-cell table:number-columns-repeated="1008"/>
        </table:table-row>
        <table:table-row table:style-name="ro8">
          <table:table-cell table:style-name="ce51" table:formula="of:=[Basplan.A35]" office:value-type="float" office:value="28" calcext:value-type="float">
            <text:p>28</text:p>
          </table:table-cell>
          <table:table-cell table:style-name="ce54" table:formula="of:=[Basplan.B35]" office:value-type="string" office:string-value="Möte" calcext:value-type="string">
            <text:p>Möte</text:p>
          </table:table-cell>
          <table:table-cell table:style-name="ce54"/>
          <table:table-cell table:style-name="ce38" table:number-columns-repeated="12"/>
          <table:table-cell table:style-name="ce65"/>
          <table:table-cell table:number-columns-repeated="1008"/>
        </table:table-row>
        <table:table-row table:style-name="ro8">
          <table:table-cell table:style-name="ce51" table:formula="of:=[Basplan.A36]" office:value-type="float" office:value="29" calcext:value-type="float">
            <text:p>29</text:p>
          </table:table-cell>
          <table:table-cell table:style-name="ce54" table:formula="of:=[Basplan.B36]" office:value-type="string" office:string-value="Designspecifikation" calcext:value-type="string">
            <text:p>Designspecifikation</text:p>
          </table:table-cell>
          <table:table-cell table:style-name="ce54"/>
          <table:table-cell table:style-name="ce38" table:number-columns-repeated="12"/>
          <table:table-cell table:style-name="ce65"/>
          <table:table-cell table:number-columns-repeated="1008"/>
        </table:table-row>
        <table:table-row table:style-name="ro8">
          <table:table-cell table:style-name="ce51" table:formula="of:=[Basplan.A37]" office:value-type="float" office:value="30" calcext:value-type="float">
            <text:p>30</text:p>
          </table:table-cell>
          <table:table-cell table:style-name="ce54" table:formula="of:=[Basplan.B37]" office:value-type="string" office:string-value="Redovisning" calcext:value-type="string">
            <text:p>Redovisning</text:p>
          </table:table-cell>
          <table:table-cell table:style-name="ce54"/>
          <table:table-cell table:style-name="ce38" table:number-columns-repeated="12"/>
          <table:table-cell table:style-name="ce65" table:formula="of:=SUM([.D37:.O37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 table:formula="of:=[Basplan.A38]" office:value-type="float" office:value="31" calcext:value-type="float">
            <text:p>31</text:p>
          </table:table-cell>
          <table:table-cell table:style-name="ce54" table:formula="of:=[Basplan.B38]" office:value-type="string" office:string-value="Teknisk dokumentation" calcext:value-type="string">
            <text:p>Teknisk dokumentation</text:p>
          </table:table-cell>
          <table:table-cell table:style-name="ce54"/>
          <table:table-cell table:style-name="ce38" table:number-columns-repeated="12"/>
          <table:table-cell table:style-name="ce65" table:formula="of:=SUM([.D38:.O38])" office:value-type="float" office:value="0" calcext:value-type="float">
            <text:p>0</text:p>
          </table:table-cell>
          <table:table-cell table:number-columns-repeated="1008"/>
        </table:table-row>
        <table:table-row table:style-name="ro8">
          <table:table-cell table:style-name="ce51"/>
          <table:table-cell table:style-name="ce54" table:number-columns-repeated="2"/>
          <table:table-cell table:style-name="ce38" table:number-columns-repeated="12"/>
          <table:table-cell table:style-name="ce65"/>
          <table:table-cell table:number-columns-repeated="1008"/>
        </table:table-row>
        <table:table-row table:style-name="ro8">
          <table:table-cell table:style-name="ce51" table:formula="of:=[Basplan.A39]" office:value-type="float" office:value="32" calcext:value-type="float">
            <text:p>32</text:p>
          </table:table-cell>
          <table:table-cell table:style-name="ce54" table:formula="of:=[Basplan.B39]" office:value-type="string" office:string-value="Tid- och statusrapport" calcext:value-type="string">
            <text:p>Tid- och statusrapport</text:p>
          </table:table-cell>
          <table:table-cell table:style-name="ce54"/>
          <table:table-cell table:style-name="ce38" table:number-columns-repeated="12"/>
          <table:table-cell table:style-name="ce65" table:formula="of:=SUM([.D40:.O40])" office:value-type="float" office:value="0" calcext:value-type="float">
            <text:p>0</text:p>
          </table:table-cell>
          <table:table-cell table:number-columns-repeated="1008"/>
        </table:table-row>
        <table:table-row table:style-name="ro9">
          <table:table-cell table:style-name="ce51" table:formula="of:=[Basplan.A42]" office:value-type="float" office:value="0" calcext:value-type="float">
            <text:p>0</text:p>
          </table:table-cell>
          <table:table-cell table:style-name="ce54" table:formula="of:=[Basplan.B42]" office:value-type="string" office:string-value="Reservtid" calcext:value-type="string">
            <text:p>Reservtid</text:p>
          </table:table-cell>
          <table:table-cell table:style-name="ce54"/>
          <table:table-cell table:style-name="ce38" table:number-columns-repeated="12"/>
          <table:table-cell table:style-name="ce65" table:formula="of:=SUM([.D41:.O41])" office:value-type="float" office:value="0" calcext:value-type="float">
            <text:p>0</text:p>
          </table:table-cell>
          <table:table-cell table:number-columns-repeated="1008"/>
        </table:table-row>
        <table:table-row table:style-name="ro9">
          <table:table-cell table:style-name="ce20"/>
          <table:table-cell table:style-name="ce55" office:value-type="string" calcext:value-type="string" table:number-columns-spanned="2" table:number-rows-spanned="1">
            <text:p>Summa antal timmar: <text:s/></text:p>
          </table:table-cell>
          <table:covered-table-cell/>
          <table:table-cell table:style-name="ce60" table:formula="of:=SUM([.D8:.D41])" office:value-type="float" office:value="0" calcext:value-type="float">
            <text:p>0</text:p>
          </table:table-cell>
          <table:table-cell table:style-name="ce60" table:formula="of:=SUM([.E8:.E41])" office:value-type="float" office:value="0" calcext:value-type="float">
            <text:p>0</text:p>
          </table:table-cell>
          <table:table-cell table:style-name="ce60" table:formula="of:=SUM([.F8:.F41])" office:value-type="float" office:value="0" calcext:value-type="float">
            <text:p>0</text:p>
          </table:table-cell>
          <table:table-cell table:style-name="ce60" table:formula="of:=SUM([.G8:.G41])" office:value-type="float" office:value="0" calcext:value-type="float">
            <text:p>0</text:p>
          </table:table-cell>
          <table:table-cell table:style-name="ce60" table:formula="of:=SUM([.H8:.H41])" office:value-type="float" office:value="0" calcext:value-type="float">
            <text:p>0</text:p>
          </table:table-cell>
          <table:table-cell table:style-name="ce60" table:formula="of:=SUM([.I8:.I41])" office:value-type="float" office:value="0" calcext:value-type="float">
            <text:p>0</text:p>
          </table:table-cell>
          <table:table-cell table:style-name="ce60" table:formula="of:=SUM([.J8:.J41])" office:value-type="float" office:value="0" calcext:value-type="float">
            <text:p>0</text:p>
          </table:table-cell>
          <table:table-cell table:style-name="ce60" table:formula="of:=SUM([.K8:.K41])" office:value-type="float" office:value="0" calcext:value-type="float">
            <text:p>0</text:p>
          </table:table-cell>
          <table:table-cell table:style-name="ce60" table:formula="of:=SUM([.L8:.L41])" office:value-type="float" office:value="0" calcext:value-type="float">
            <text:p>0</text:p>
          </table:table-cell>
          <table:table-cell table:style-name="ce60" table:formula="of:=SUM([.M8:.M41])" office:value-type="float" office:value="0" calcext:value-type="float">
            <text:p>0</text:p>
          </table:table-cell>
          <table:table-cell table:style-name="ce60" table:formula="of:=SUM([.N8:.N41])" office:value-type="float" office:value="0" calcext:value-type="float">
            <text:p>0</text:p>
          </table:table-cell>
          <table:table-cell table:style-name="ce60" table:formula="of:=SUM([.O8:.O41])" office:value-type="float" office:value="0" calcext:value-type="float">
            <text:p>0</text:p>
          </table:table-cell>
          <table:table-cell table:style-name="ce66" table:formula="of:=SUM([.P8:.P41])" office:value-type="float" office:value="0" calcext:value-type="float">
            <text:p>0</text:p>
          </table:table-cell>
          <table:table-cell table:number-columns-repeated="1008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d_per_person_per_vecka" table:style-name="ta3">
        <table:table-column table:style-name="co12" table:number-columns-repeated="26" table:default-cell-style-name="ce12"/>
        <table:table-column table:style-name="co14" table:number-columns-repeated="998" table:default-cell-style-name="ce12"/>
        <table:table-row table:style-name="ro3" table:number-rows-repeated="4">
          <table:table-cell table:number-columns-repeated="1024"/>
        </table:table-row>
        <table:table-row table:style-name="ro5">
          <table:table-cell/>
          <table:table-cell table:style-name="ce47" table:number-columns-repeated="17"/>
          <table:table-cell table:style-name="ce47" office:value-type="string" calcext:value-type="string">
            <text:p>Hjälptabell, deltagare på olika aktiviteter</text:p>
          </table:table-cell>
          <table:table-cell table:style-name="ce47" table:number-columns-repeated="7"/>
          <table:table-cell table:number-columns-repeated="998"/>
        </table:table-row>
        <table:table-row table:style-name="ro3">
          <table:table-cell table:number-columns-repeated="2"/>
          <table:table-cell office:value-type="string" calcext:value-type="string">
            <text:p>arbetsbörda per vecka</text:p>
          </table:table-cell>
          <table:table-cell table:number-columns-repeated="8"/>
          <table:table-cell office:value-type="string" calcext:value-type="string">
            <text:p>Diff mot snitt</text:p>
          </table:table-cell>
          <table:table-cell table:number-columns-repeated="6"/>
          <table:table-cell office:value-type="string" calcext:value-type="string">
            <text:p>Herman</text:p>
          </table:table-cell>
          <table:table-cell office:value-type="string" calcext:value-type="string">
            <text:p>Anthon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han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ntal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formula="of:=[.S6]" office:value-type="string" office:string-value="Herman" calcext:value-type="string">
            <text:p>Herman</text:p>
          </table:table-cell>
          <table:table-cell table:formula="of:=[.T6]" office:value-type="string" office:string-value="Anthon" calcext:value-type="string">
            <text:p>Anthon</text:p>
          </table:table-cell>
          <table:table-cell table:formula="of:=[.U6]" office:value-type="string" office:string-value="Tommy" calcext:value-type="string">
            <text:p>Tommy</text:p>
          </table:table-cell>
          <table:table-cell table:formula="of:=[.V6]" office:value-type="string" office:string-value="Albert" calcext:value-type="string">
            <text:p>Albert</text:p>
          </table:table-cell>
          <table:table-cell table:formula="of:=[.W6]" office:value-type="string" office:string-value="Johan" calcext:value-type="string">
            <text:p>Johan</text:p>
          </table:table-cell>
          <table:table-cell table:formula="of:=[.X6]" office:value-type="string" office:string-value="Adrian" calcext:value-type="string">
            <text:p>Adrian</text:p>
          </table:table-cell>
          <table:table-cell table:formula="of:=[.Y6]" office:value-type="string" office:string-value="John" calcext:value-type="string">
            <text:p>John</text:p>
          </table:table-cell>
          <table:table-cell office:value-type="string" calcext:value-type="string">
            <text:p>Snitt</text:p>
          </table:table-cell>
          <table:table-cell/>
          <table:table-cell table:style-name="ce68" table:formula="of:=[.C7]" office:value-type="string" office:string-value="Herman" calcext:value-type="string">
            <text:p>Herman</text:p>
          </table:table-cell>
          <table:table-cell table:style-name="ce68" table:formula="of:=[.D7]" office:value-type="string" office:string-value="Anthon" calcext:value-type="string">
            <text:p>Anthon</text:p>
          </table:table-cell>
          <table:table-cell table:style-name="ce68" table:formula="of:=[.E7]" office:value-type="string" office:string-value="Tommy" calcext:value-type="string">
            <text:p>Tommy</text:p>
          </table:table-cell>
          <table:table-cell table:style-name="ce68" table:formula="of:=[.F7]" office:value-type="string" office:string-value="Albert" calcext:value-type="string">
            <text:p>Albert</text:p>
          </table:table-cell>
          <table:table-cell table:style-name="ce68" table:formula="of:=[.G7]" office:value-type="string" office:string-value="Johan" calcext:value-type="string">
            <text:p>Johan</text:p>
          </table:table-cell>
          <table:table-cell table:style-name="ce68" table:formula="of:=[.H7]" office:value-type="string" office:string-value="Adrian" calcext:value-type="string">
            <text:p>Adrian</text:p>
          </table:table-cell>
          <table:table-cell table:style-name="ce68" table:formula="of:=[.I7]" office:value-type="string" office:string-value="John" calcext:value-type="string">
            <text:p>John</text:p>
          </table:table-cell>
          <table:table-cell table:formula="of:=IF(ISNUMBER(SEARCH([.S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T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U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V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W$6]; [Basplan.$D8])); 1;  IF(ISNUMBER(SEARCH(&quot;alla&quot;; [Basplan.$D8])); 1; 0 ))" office:value-type="float" office:value="0" calcext:value-type="float">
            <text:p>0</text:p>
          </table:table-cell>
          <table:table-cell table:formula="of:=IF(ISNUMBER(SEARCH([.X$6]; [Basplan.$D8])); 1;  IF(ISNUMBER(SEARCH(&quot;alla&quot;; [Basplan.$D8])); 1; 0 ))" office:value-type="float" office:value="1" calcext:value-type="float">
            <text:p>1</text:p>
          </table:table-cell>
          <table:table-cell table:formula="of:=IF(ISNUMBER(SEARCH([.Y$6]; [Basplan.$D8])); 1;  IF(ISNUMBER(SEARCH(&quot;alla&quot;; [Basplan.$D8])); 1; 0 ))" office:value-type="float" office:value="1" calcext:value-type="float">
            <text:p>1</text:p>
          </table:table-cell>
          <table:table-cell table:formula="of:=SUM([.S7:.Y7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table:style-name="ce68" table:formula="of:=SUMPRODUCT(([.S$7:.S$41])*([Basplan.$J$8:.$J$42])/([.$Z$7:.$Z$41]))" office:value-type="float" office:value="11.1904761904762" calcext:value-type="float">
            <text:p>11.2</text:p>
          </table:table-cell>
          <table:table-cell table:style-name="ce68" table:formula="of:=SUMPRODUCT(([.T$7:.T$41])*([Basplan.$J$8:.$J$42])/([.$Z$7:.$Z$41]))" office:value-type="float" office:value="22.8571428571429" calcext:value-type="float">
            <text:p>22.9</text:p>
          </table:table-cell>
          <table:table-cell table:style-name="ce68" table:formula="of:=SUMPRODUCT(([.U$7:.U$41])*([Basplan.$J$8:.$J$42])/([.$Z$7:.$Z$41]))" office:value-type="float" office:value="22.8571428571429" calcext:value-type="float">
            <text:p>22.9</text:p>
          </table:table-cell>
          <table:table-cell table:style-name="ce68" table:formula="of:=SUMPRODUCT(([.V$7:.V$41])*([Basplan.$J$8:.$J$42])/([.$Z$7:.$Z$41]))" office:value-type="float" office:value="26.1904761904762" calcext:value-type="float">
            <text:p>26.2</text:p>
          </table:table-cell>
          <table:table-cell table:style-name="ce68" table:formula="of:=SUMPRODUCT(([.W$7:.W$41])*([Basplan.$J$8:.$J$42])/([.$Z$7:.$Z$41]))" office:value-type="float" office:value="23.6904761904762" calcext:value-type="float">
            <text:p>23.7</text:p>
          </table:table-cell>
          <table:table-cell table:style-name="ce68" table:formula="of:=SUMPRODUCT(([.X$7:.X$41])*([Basplan.$J$8:.$J$42])/([.$Z$7:.$Z$41]))" office:value-type="float" office:value="23.8571428571429" calcext:value-type="float">
            <text:p>23.9</text:p>
          </table:table-cell>
          <table:table-cell table:style-name="ce68" table:formula="of:=SUMPRODUCT(([.Y$7:.Y$41])*([Basplan.$J$8:.$J$42])/([.$Z$7:.$Z$41]))" office:value-type="float" office:value="20.3571428571429" calcext:value-type="float">
            <text:p>20.4</text:p>
          </table:table-cell>
          <table:table-cell table:style-name="ce70" table:formula="of:=[Basplan.$J$57]/7" office:value-type="float" office:value="21.5714285714286" calcext:value-type="float">
            <text:p>21.57</text:p>
          </table:table-cell>
          <table:table-cell/>
          <table:table-cell table:style-name="ce68" table:formula="of:=[.C8]-[.$J8]" office:value-type="float" office:value="-10.3809523809524" calcext:value-type="float">
            <text:p>-10.4</text:p>
          </table:table-cell>
          <table:table-cell table:style-name="ce68" table:formula="of:=[.D8]-[.$J8]" office:value-type="float" office:value="1.28571428571426" calcext:value-type="float">
            <text:p>1.3</text:p>
          </table:table-cell>
          <table:table-cell table:style-name="ce68" table:formula="of:=[.E8]-[.$J8]" office:value-type="float" office:value="1.28571428571426" calcext:value-type="float">
            <text:p>1.3</text:p>
          </table:table-cell>
          <table:table-cell table:style-name="ce68" table:formula="of:=[.F8]-[.$J8]" office:value-type="float" office:value="4.61904761904759" calcext:value-type="float">
            <text:p>4.6</text:p>
          </table:table-cell>
          <table:table-cell table:style-name="ce68" table:formula="of:=[.G8]-[.$J8]" office:value-type="float" office:value="2.11904761904759" calcext:value-type="float">
            <text:p>2.1</text:p>
          </table:table-cell>
          <table:table-cell table:style-name="ce68" table:formula="of:=[.H8]-[.$J8]" office:value-type="float" office:value="2.28571428571426" calcext:value-type="float">
            <text:p>2.3</text:p>
          </table:table-cell>
          <table:table-cell table:style-name="ce68" table:formula="of:=[.I8]-[.$J8]" office:value-type="float" office:value="-1.21428571428574" calcext:value-type="float">
            <text:p>-1.2</text:p>
          </table:table-cell>
          <table:table-cell table:formula="of:=IF(ISNUMBER(SEARCH([.S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T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U$6]; [Basplan.$D9])); 1;  IF(ISNUMBER(SEARCH(&quot;alla&quot;; [Basplan.$D9])); 1; 0 ))" office:value-type="float" office:value="1" calcext:value-type="float">
            <text:p>1</text:p>
          </table:table-cell>
          <table:table-cell table:formula="of:=IF(ISNUMBER(SEARCH([.V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W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X$6]; [Basplan.$D9])); 1;  IF(ISNUMBER(SEARCH(&quot;alla&quot;; [Basplan.$D9])); 1; 0 ))" office:value-type="float" office:value="0" calcext:value-type="float">
            <text:p>0</text:p>
          </table:table-cell>
          <table:table-cell table:formula="of:=IF(ISNUMBER(SEARCH([.Y$6]; [Basplan.$D9])); 1;  IF(ISNUMBER(SEARCH(&quot;alla&quot;; [Basplan.$D9])); 1; 0 ))" office:value-type="float" office:value="0" calcext:value-type="float">
            <text:p>0</text:p>
          </table:table-cell>
          <table:table-cell table:formula="of:=SUM([.S8:.Y8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table:style-name="ce68" table:formula="of:=SUMPRODUCT(([.S$7:.S$41])*([Basplan.$K$8:.$K$42])/([.$Z$7:.$Z$41]))" office:value-type="float" office:value="23.5714285714286" calcext:value-type="float">
            <text:p>23.6</text:p>
          </table:table-cell>
          <table:table-cell table:style-name="ce68" table:formula="of:=SUMPRODUCT(([.T$7:.T$41])*([Basplan.$K$8:.$K$42])/([.$Z$7:.$Z$41]))" office:value-type="float" office:value="26.0714285714286" calcext:value-type="float">
            <text:p>26.1</text:p>
          </table:table-cell>
          <table:table-cell table:style-name="ce68" table:formula="of:=SUMPRODUCT(([.U$7:.U$41])*([Basplan.$K$8:.$K$42])/([.$Z$7:.$Z$41]))" office:value-type="float" office:value="23.5714285714286" calcext:value-type="float">
            <text:p>23.6</text:p>
          </table:table-cell>
          <table:table-cell table:style-name="ce68" table:formula="of:=SUMPRODUCT(([.V$7:.V$41])*([Basplan.$K$8:.$K$42])/([.$Z$7:.$Z$41]))" office:value-type="float" office:value="26.0714285714286" calcext:value-type="float">
            <text:p>26.1</text:p>
          </table:table-cell>
          <table:table-cell table:style-name="ce68" table:formula="of:=SUMPRODUCT(([.W$7:.W$41])*([Basplan.$K$8:.$K$42])/([.$Z$7:.$Z$41]))" office:value-type="float" office:value="26.9047619047619" calcext:value-type="float">
            <text:p>26.9</text:p>
          </table:table-cell>
          <table:table-cell table:style-name="ce68" table:formula="of:=SUMPRODUCT(([.X$7:.X$41])*([Basplan.$K$8:.$K$42])/([.$Z$7:.$Z$41]))" office:value-type="float" office:value="11.2380952380952" calcext:value-type="float">
            <text:p>11.2</text:p>
          </table:table-cell>
          <table:table-cell table:style-name="ce68" table:formula="of:=SUMPRODUCT(([.Y$7:.Y$41])*([Basplan.$K$8:.$K$42])/([.$Z$7:.$Z$41]))" office:value-type="float" office:value="23.5714285714286" calcext:value-type="float">
            <text:p>23.6</text:p>
          </table:table-cell>
          <table:table-cell table:style-name="ce70" table:formula="of:=[Basplan.$K$57]/7" office:value-type="float" office:value="23" calcext:value-type="float">
            <text:p>23.00</text:p>
          </table:table-cell>
          <table:table-cell/>
          <table:table-cell table:style-name="ce68" table:formula="of:=[.C9]-[.$J9]" office:value-type="float" office:value="0.571428571428569" calcext:value-type="float">
            <text:p>0.6</text:p>
          </table:table-cell>
          <table:table-cell table:style-name="ce68" table:formula="of:=[.D9]-[.$J9]" office:value-type="float" office:value="3.07142857142857" calcext:value-type="float">
            <text:p>3.1</text:p>
          </table:table-cell>
          <table:table-cell table:style-name="ce68" table:formula="of:=[.E9]-[.$J9]" office:value-type="float" office:value="0.571428571428569" calcext:value-type="float">
            <text:p>0.6</text:p>
          </table:table-cell>
          <table:table-cell table:style-name="ce68" table:formula="of:=[.F9]-[.$J9]" office:value-type="float" office:value="3.07142857142857" calcext:value-type="float">
            <text:p>3.1</text:p>
          </table:table-cell>
          <table:table-cell table:style-name="ce68" table:formula="of:=[.G9]-[.$J9]" office:value-type="float" office:value="3.90476190476191" calcext:value-type="float">
            <text:p>3.9</text:p>
          </table:table-cell>
          <table:table-cell table:style-name="ce68" table:formula="of:=[.H9]-[.$J9]" office:value-type="float" office:value="-11.7619047619048" calcext:value-type="float">
            <text:p>-11.8</text:p>
          </table:table-cell>
          <table:table-cell table:style-name="ce68" table:formula="of:=[.I9]-[.$J9]" office:value-type="float" office:value="0.571428571428569" calcext:value-type="float">
            <text:p>0.6</text:p>
          </table:table-cell>
          <table:table-cell table:formula="of:=IF(ISNUMBER(SEARCH([.S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T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U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V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W$6]; [Basplan.$D10])); 1;  IF(ISNUMBER(SEARCH(&quot;alla&quot;; [Basplan.$D10])); 1; 0 ))" office:value-type="float" office:value="1" calcext:value-type="float">
            <text:p>1</text:p>
          </table:table-cell>
          <table:table-cell table:formula="of:=IF(ISNUMBER(SEARCH([.X$6]; [Basplan.$D10])); 1;  IF(ISNUMBER(SEARCH(&quot;alla&quot;; [Basplan.$D10])); 1; 0 ))" office:value-type="float" office:value="0" calcext:value-type="float">
            <text:p>0</text:p>
          </table:table-cell>
          <table:table-cell table:formula="of:=IF(ISNUMBER(SEARCH([.Y$6]; [Basplan.$D10])); 1;  IF(ISNUMBER(SEARCH(&quot;alla&quot;; [Basplan.$D10])); 1; 0 ))" office:value-type="float" office:value="0" calcext:value-type="float">
            <text:p>0</text:p>
          </table:table-cell>
          <table:table-cell table:formula="of:=SUM([.S9:.Y9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table:style-name="ce68" table:formula="of:=SUMPRODUCT(([.S$7:.S$41])*([Basplan.$L$8:.$L$42])/([.$Z$7:.$Z$41]))" office:value-type="float" office:value="15.8333333333333" calcext:value-type="float">
            <text:p>15.8</text:p>
          </table:table-cell>
          <table:table-cell table:style-name="ce68" table:formula="of:=SUMPRODUCT(([.T$7:.T$41])*([Basplan.$L$8:.$L$42])/([.$Z$7:.$Z$41]))" office:value-type="float" office:value="20" calcext:value-type="float">
            <text:p>20.0</text:p>
          </table:table-cell>
          <table:table-cell table:style-name="ce68" table:formula="of:=SUMPRODUCT(([.U$7:.U$41])*([Basplan.$L$8:.$L$42])/([.$Z$7:.$Z$41]))" office:value-type="float" office:value="22.5" calcext:value-type="float">
            <text:p>22.5</text:p>
          </table:table-cell>
          <table:table-cell table:style-name="ce68" table:formula="of:=SUMPRODUCT(([.V$7:.V$41])*([Basplan.$L$8:.$L$42])/([.$Z$7:.$Z$41]))" office:value-type="float" office:value="33.3333333333333" calcext:value-type="float">
            <text:p>33.3</text:p>
          </table:table-cell>
          <table:table-cell table:style-name="ce68" table:formula="of:=SUMPRODUCT(([.W$7:.W$41])*([Basplan.$L$8:.$L$42])/([.$Z$7:.$Z$41]))" office:value-type="float" office:value="17.5" calcext:value-type="float">
            <text:p>17.5</text:p>
          </table:table-cell>
          <table:table-cell table:style-name="ce68" table:formula="of:=SUMPRODUCT(([.X$7:.X$41])*([Basplan.$L$8:.$L$42])/([.$Z$7:.$Z$41]))" office:value-type="float" office:value="19.3333333333333" calcext:value-type="float">
            <text:p>19.3</text:p>
          </table:table-cell>
          <table:table-cell table:style-name="ce68" table:formula="of:=SUMPRODUCT(([.Y$7:.Y$41])*([Basplan.$L$8:.$L$42])/([.$Z$7:.$Z$41]))" office:value-type="float" office:value="37.5" calcext:value-type="float">
            <text:p>37.5</text:p>
          </table:table-cell>
          <table:table-cell table:style-name="ce70" table:formula="of:=[Basplan.$L$57]/7" office:value-type="float" office:value="23.7142857142857" calcext:value-type="float">
            <text:p>23.71</text:p>
          </table:table-cell>
          <table:table-cell/>
          <table:table-cell table:style-name="ce68" table:formula="of:=[.C10]-[.$J10]" office:value-type="float" office:value="-7.88095238095237" calcext:value-type="float">
            <text:p>-7.9</text:p>
          </table:table-cell>
          <table:table-cell table:style-name="ce68" table:formula="of:=[.D10]-[.$J10]" office:value-type="float" office:value="-3.7142857142857" calcext:value-type="float">
            <text:p>-3.7</text:p>
          </table:table-cell>
          <table:table-cell table:style-name="ce68" table:formula="of:=[.E10]-[.$J10]" office:value-type="float" office:value="-1.2142857142857" calcext:value-type="float">
            <text:p>-1.2</text:p>
          </table:table-cell>
          <table:table-cell table:style-name="ce68" table:formula="of:=[.F10]-[.$J10]" office:value-type="float" office:value="9.61904761904763" calcext:value-type="float">
            <text:p>9.6</text:p>
          </table:table-cell>
          <table:table-cell table:style-name="ce68" table:formula="of:=[.G10]-[.$J10]" office:value-type="float" office:value="-6.2142857142857" calcext:value-type="float">
            <text:p>-6.2</text:p>
          </table:table-cell>
          <table:table-cell table:style-name="ce68" table:formula="of:=[.H10]-[.$J10]" office:value-type="float" office:value="-4.38095238095237" calcext:value-type="float">
            <text:p>-4.4</text:p>
          </table:table-cell>
          <table:table-cell table:style-name="ce68" table:formula="of:=[.I10]-[.$J10]" office:value-type="float" office:value="13.7857142857143" calcext:value-type="float">
            <text:p>13.8</text:p>
          </table:table-cell>
          <table:table-cell table:formula="of:=IF(ISNUMBER(SEARCH([.S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T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U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V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W$6]; [Basplan.$D11])); 1;  IF(ISNUMBER(SEARCH(&quot;alla&quot;; [Basplan.$D11])); 1; 0 ))" office:value-type="float" office:value="0" calcext:value-type="float">
            <text:p>0</text:p>
          </table:table-cell>
          <table:table-cell table:formula="of:=IF(ISNUMBER(SEARCH([.X$6]; [Basplan.$D11])); 1;  IF(ISNUMBER(SEARCH(&quot;alla&quot;; [Basplan.$D11])); 1; 0 ))" office:value-type="float" office:value="1" calcext:value-type="float">
            <text:p>1</text:p>
          </table:table-cell>
          <table:table-cell table:formula="of:=IF(ISNUMBER(SEARCH([.Y$6]; [Basplan.$D11])); 1;  IF(ISNUMBER(SEARCH(&quot;alla&quot;; [Basplan.$D11])); 1; 0 ))" office:value-type="float" office:value="0" calcext:value-type="float">
            <text:p>0</text:p>
          </table:table-cell>
          <table:table-cell table:formula="of:=SUM([.S10:.Y10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table:style-name="ce68" table:formula="of:=SUMPRODUCT(([.S$7:.S$41])*([Basplan.$M$8:.$M$42])/([.$Z$7:.$Z$41]))" office:value-type="float" office:value="33.2142857142857" calcext:value-type="float">
            <text:p>33.2</text:p>
          </table:table-cell>
          <table:table-cell table:style-name="ce68" table:formula="of:=SUMPRODUCT(([.T$7:.T$41])*([Basplan.$M$8:.$M$42])/([.$Z$7:.$Z$41]))" office:value-type="float" office:value="28.2142857142857" calcext:value-type="float">
            <text:p>28.2</text:p>
          </table:table-cell>
          <table:table-cell table:style-name="ce68" table:formula="of:=SUMPRODUCT(([.U$7:.U$41])*([Basplan.$M$8:.$M$42])/([.$Z$7:.$Z$41]))" office:value-type="float" office:value="23.2142857142857" calcext:value-type="float">
            <text:p>23.2</text:p>
          </table:table-cell>
          <table:table-cell table:style-name="ce68" table:formula="of:=SUMPRODUCT(([.V$7:.V$41])*([Basplan.$M$8:.$M$42])/([.$Z$7:.$Z$41]))" office:value-type="float" office:value="20.7142857142857" calcext:value-type="float">
            <text:p>20.7</text:p>
          </table:table-cell>
          <table:table-cell table:style-name="ce68" table:formula="of:=SUMPRODUCT(([.W$7:.W$41])*([Basplan.$M$8:.$M$42])/([.$Z$7:.$Z$41]))" office:value-type="float" office:value="33.2142857142857" calcext:value-type="float">
            <text:p>33.2</text:p>
          </table:table-cell>
          <table:table-cell table:style-name="ce68" table:formula="of:=SUMPRODUCT(([.X$7:.X$41])*([Basplan.$M$8:.$M$42])/([.$Z$7:.$Z$41]))" office:value-type="float" office:value="26.7142857142857" calcext:value-type="float">
            <text:p>26.7</text:p>
          </table:table-cell>
          <table:table-cell table:style-name="ce68" table:formula="of:=SUMPRODUCT(([.Y$7:.Y$41])*([Basplan.$M$8:.$M$42])/([.$Z$7:.$Z$41]))" office:value-type="float" office:value="20.7142857142857" calcext:value-type="float">
            <text:p>20.7</text:p>
          </table:table-cell>
          <table:table-cell table:style-name="ce70" table:formula="of:=[Basplan.$M$57]/7" office:value-type="float" office:value="26.5714285714286" calcext:value-type="float">
            <text:p>26.57</text:p>
          </table:table-cell>
          <table:table-cell/>
          <table:table-cell table:style-name="ce68" table:formula="of:=[.C11]-[.$J11]" office:value-type="float" office:value="6.64285714285711" calcext:value-type="float">
            <text:p>6.6</text:p>
          </table:table-cell>
          <table:table-cell table:style-name="ce68" table:formula="of:=[.D11]-[.$J11]" office:value-type="float" office:value="1.64285714285711" calcext:value-type="float">
            <text:p>1.6</text:p>
          </table:table-cell>
          <table:table-cell table:style-name="ce68" table:formula="of:=[.E11]-[.$J11]" office:value-type="float" office:value="-3.35714285714289" calcext:value-type="float">
            <text:p>-3.4</text:p>
          </table:table-cell>
          <table:table-cell table:style-name="ce68" table:formula="of:=[.F11]-[.$J11]" office:value-type="float" office:value="-5.85714285714289" calcext:value-type="float">
            <text:p>-5.9</text:p>
          </table:table-cell>
          <table:table-cell table:style-name="ce68" table:formula="of:=[.G11]-[.$J11]" office:value-type="float" office:value="6.64285714285711" calcext:value-type="float">
            <text:p>6.6</text:p>
          </table:table-cell>
          <table:table-cell table:style-name="ce68" table:formula="of:=[.H11]-[.$J11]" office:value-type="float" office:value="0.14285714285711" calcext:value-type="float">
            <text:p>0.1</text:p>
          </table:table-cell>
          <table:table-cell table:style-name="ce68" table:formula="of:=[.I11]-[.$J11]" office:value-type="float" office:value="-5.85714285714289" calcext:value-type="float">
            <text:p>-5.9</text:p>
          </table:table-cell>
          <table:table-cell table:formula="of:=IF(ISNUMBER(SEARCH([.S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T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U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V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W$6]; [Basplan.$D12])); 1;  IF(ISNUMBER(SEARCH(&quot;alla&quot;; [Basplan.$D12])); 1; 0 ))" office:value-type="float" office:value="1" calcext:value-type="float">
            <text:p>1</text:p>
          </table:table-cell>
          <table:table-cell table:formula="of:=IF(ISNUMBER(SEARCH([.X$6]; [Basplan.$D12])); 1;  IF(ISNUMBER(SEARCH(&quot;alla&quot;; [Basplan.$D12])); 1; 0 ))" office:value-type="float" office:value="0" calcext:value-type="float">
            <text:p>0</text:p>
          </table:table-cell>
          <table:table-cell table:formula="of:=IF(ISNUMBER(SEARCH([.Y$6]; [Basplan.$D12])); 1;  IF(ISNUMBER(SEARCH(&quot;alla&quot;; [Basplan.$D12])); 1; 0 ))" office:value-type="float" office:value="1" calcext:value-type="float">
            <text:p>1</text:p>
          </table:table-cell>
          <table:table-cell table:formula="of:=SUM([.S11:.Y11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table:style-name="ce68" table:formula="of:=SUMPRODUCT(([.S$7:.S$41])*([Basplan.$N$8:.$N$42])/([.$Z$7:.$Z$41]))" office:value-type="float" office:value="33.6904761904762" calcext:value-type="float">
            <text:p>33.7</text:p>
          </table:table-cell>
          <table:table-cell table:style-name="ce68" table:formula="of:=SUMPRODUCT(([.T$7:.T$41])*([Basplan.$N$8:.$N$42])/([.$Z$7:.$Z$41]))" office:value-type="float" office:value="25.3571428571429" calcext:value-type="float">
            <text:p>25.4</text:p>
          </table:table-cell>
          <table:table-cell table:style-name="ce68" table:formula="of:=SUMPRODUCT(([.U$7:.U$41])*([Basplan.$N$8:.$N$42])/([.$Z$7:.$Z$41]))" office:value-type="float" office:value="20.3571428571429" calcext:value-type="float">
            <text:p>20.4</text:p>
          </table:table-cell>
          <table:table-cell table:style-name="ce68" table:formula="of:=SUMPRODUCT(([.V$7:.V$41])*([Basplan.$N$8:.$N$42])/([.$Z$7:.$Z$41]))" office:value-type="float" office:value="20.3571428571429" calcext:value-type="float">
            <text:p>20.4</text:p>
          </table:table-cell>
          <table:table-cell table:style-name="ce68" table:formula="of:=SUMPRODUCT(([.W$7:.W$41])*([Basplan.$N$8:.$N$42])/([.$Z$7:.$Z$41]))" office:value-type="float" office:value="22.8571428571429" calcext:value-type="float">
            <text:p>22.9</text:p>
          </table:table-cell>
          <table:table-cell table:style-name="ce68" table:formula="of:=SUMPRODUCT(([.X$7:.X$41])*([Basplan.$N$8:.$N$42])/([.$Z$7:.$Z$41]))" office:value-type="float" office:value="17.1904761904762" calcext:value-type="float">
            <text:p>17.2</text:p>
          </table:table-cell>
          <table:table-cell table:style-name="ce68" table:formula="of:=SUMPRODUCT(([.Y$7:.Y$41])*([Basplan.$N$8:.$N$42])/([.$Z$7:.$Z$41]))" office:value-type="float" office:value="26.1904761904762" calcext:value-type="float">
            <text:p>26.2</text:p>
          </table:table-cell>
          <table:table-cell table:style-name="ce70" table:formula="of:=[Basplan.$N$57]/7" office:value-type="float" office:value="23.7142857142857" calcext:value-type="float">
            <text:p>23.71</text:p>
          </table:table-cell>
          <table:table-cell/>
          <table:table-cell table:style-name="ce68" table:formula="of:=[.C12]-[.$J12]" office:value-type="float" office:value="9.97619047619049" calcext:value-type="float">
            <text:p>10.0</text:p>
          </table:table-cell>
          <table:table-cell table:style-name="ce68" table:formula="of:=[.D12]-[.$J12]" office:value-type="float" office:value="1.64285714285716" calcext:value-type="float">
            <text:p>1.6</text:p>
          </table:table-cell>
          <table:table-cell table:style-name="ce68" table:formula="of:=[.E12]-[.$J12]" office:value-type="float" office:value="-3.35714285714284" calcext:value-type="float">
            <text:p>-3.4</text:p>
          </table:table-cell>
          <table:table-cell table:style-name="ce68" table:formula="of:=[.F12]-[.$J12]" office:value-type="float" office:value="-3.35714285714284" calcext:value-type="float">
            <text:p>-3.4</text:p>
          </table:table-cell>
          <table:table-cell table:style-name="ce68" table:formula="of:=[.G12]-[.$J12]" office:value-type="float" office:value="-0.857142857142843" calcext:value-type="float">
            <text:p>-0.9</text:p>
          </table:table-cell>
          <table:table-cell table:style-name="ce68" table:formula="of:=[.H12]-[.$J12]" office:value-type="float" office:value="-6.52380952380951" calcext:value-type="float">
            <text:p>-6.5</text:p>
          </table:table-cell>
          <table:table-cell table:style-name="ce68" table:formula="of:=[.I12]-[.$J12]" office:value-type="float" office:value="2.47619047619049" calcext:value-type="float">
            <text:p>2.5</text:p>
          </table:table-cell>
          <table:table-cell table:formula="of:=IF(ISNUMBER(SEARCH([.S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T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U$6]; [Basplan.$D13])); 1;  IF(ISNUMBER(SEARCH(&quot;alla&quot;; [Basplan.$D13])); 1; 0 ))" office:value-type="float" office:value="1" calcext:value-type="float">
            <text:p>1</text:p>
          </table:table-cell>
          <table:table-cell table:formula="of:=IF(ISNUMBER(SEARCH([.V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W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X$6]; [Basplan.$D13])); 1;  IF(ISNUMBER(SEARCH(&quot;alla&quot;; [Basplan.$D13])); 1; 0 ))" office:value-type="float" office:value="0" calcext:value-type="float">
            <text:p>0</text:p>
          </table:table-cell>
          <table:table-cell table:formula="of:=IF(ISNUMBER(SEARCH([.Y$6]; [Basplan.$D13])); 1;  IF(ISNUMBER(SEARCH(&quot;alla&quot;; [Basplan.$D13])); 1; 0 ))" office:value-type="float" office:value="0" calcext:value-type="float">
            <text:p>0</text:p>
          </table:table-cell>
          <table:table-cell table:formula="of:=SUM([.S12:.Y12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table:style-name="ce68" table:formula="of:=SUMPRODUCT(([.S$7:.S$41])*([Basplan.$O$8:.$O$42])/([.$Z$7:.$Z$41]))" office:value-type="float" office:value="30.1190476190476" calcext:value-type="float">
            <text:p>30.1</text:p>
          </table:table-cell>
          <table:table-cell table:style-name="ce68" table:formula="of:=SUMPRODUCT(([.T$7:.T$41])*([Basplan.$O$8:.$O$42])/([.$Z$7:.$Z$41]))" office:value-type="float" office:value="11.7857142857143" calcext:value-type="float">
            <text:p>11.8</text:p>
          </table:table-cell>
          <table:table-cell table:style-name="ce68" table:formula="of:=SUMPRODUCT(([.U$7:.U$41])*([Basplan.$O$8:.$O$42])/([.$Z$7:.$Z$41]))" office:value-type="float" office:value="21.7857142857143" calcext:value-type="float">
            <text:p>21.8</text:p>
          </table:table-cell>
          <table:table-cell table:style-name="ce68" table:formula="of:=SUMPRODUCT(([.V$7:.V$41])*([Basplan.$O$8:.$O$42])/([.$Z$7:.$Z$41]))" office:value-type="float" office:value="11.7857142857143" calcext:value-type="float">
            <text:p>11.8</text:p>
          </table:table-cell>
          <table:table-cell table:style-name="ce68" table:formula="of:=SUMPRODUCT(([.W$7:.W$41])*([Basplan.$O$8:.$O$42])/([.$Z$7:.$Z$41]))" office:value-type="float" office:value="9.28571428571429" calcext:value-type="float">
            <text:p>9.3</text:p>
          </table:table-cell>
          <table:table-cell table:style-name="ce68" table:formula="of:=SUMPRODUCT(([.X$7:.X$41])*([Basplan.$O$8:.$O$42])/([.$Z$7:.$Z$41]))" office:value-type="float" office:value="18.6190476190476" calcext:value-type="float">
            <text:p>18.6</text:p>
          </table:table-cell>
          <table:table-cell table:style-name="ce68" table:formula="of:=SUMPRODUCT(([.Y$7:.Y$41])*([Basplan.$O$8:.$O$42])/([.$Z$7:.$Z$41]))" office:value-type="float" office:value="22.6190476190476" calcext:value-type="float">
            <text:p>22.6</text:p>
          </table:table-cell>
          <table:table-cell table:style-name="ce70" table:formula="of:=[Basplan.$O$57]/7" office:value-type="float" office:value="18" calcext:value-type="float">
            <text:p>18.00</text:p>
          </table:table-cell>
          <table:table-cell/>
          <table:table-cell table:style-name="ce68" table:formula="of:=[.C13]-[.$J13]" office:value-type="float" office:value="12.1190476190476" calcext:value-type="float">
            <text:p>12.1</text:p>
          </table:table-cell>
          <table:table-cell table:style-name="ce68" table:formula="of:=[.D13]-[.$J13]" office:value-type="float" office:value="-6.21428571428571" calcext:value-type="float">
            <text:p>-6.2</text:p>
          </table:table-cell>
          <table:table-cell table:style-name="ce68" table:formula="of:=[.E13]-[.$J13]" office:value-type="float" office:value="3.78571428571429" calcext:value-type="float">
            <text:p>3.8</text:p>
          </table:table-cell>
          <table:table-cell table:style-name="ce68" table:formula="of:=[.F13]-[.$J13]" office:value-type="float" office:value="-6.21428571428571" calcext:value-type="float">
            <text:p>-6.2</text:p>
          </table:table-cell>
          <table:table-cell table:style-name="ce68" table:formula="of:=[.G13]-[.$J13]" office:value-type="float" office:value="-8.71428571428571" calcext:value-type="float">
            <text:p>-8.7</text:p>
          </table:table-cell>
          <table:table-cell table:style-name="ce68" table:formula="of:=[.H13]-[.$J13]" office:value-type="float" office:value="0.61904761904762" calcext:value-type="float">
            <text:p>0.6</text:p>
          </table:table-cell>
          <table:table-cell table:style-name="ce68" table:formula="of:=[.I13]-[.$J13]" office:value-type="float" office:value="4.61904761904762" calcext:value-type="float">
            <text:p>4.6</text:p>
          </table:table-cell>
          <table:table-cell table:formula="of:=IF(ISNUMBER(SEARCH([.S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T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U$6]; [Basplan.$D14])); 1;  IF(ISNUMBER(SEARCH(&quot;alla&quot;; [Basplan.$D14])); 1; 0 ))" office:value-type="float" office:value="1" calcext:value-type="float">
            <text:p>1</text:p>
          </table:table-cell>
          <table:table-cell table:formula="of:=IF(ISNUMBER(SEARCH([.V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W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X$6]; [Basplan.$D14])); 1;  IF(ISNUMBER(SEARCH(&quot;alla&quot;; [Basplan.$D14])); 1; 0 ))" office:value-type="float" office:value="0" calcext:value-type="float">
            <text:p>0</text:p>
          </table:table-cell>
          <table:table-cell table:formula="of:=IF(ISNUMBER(SEARCH([.Y$6]; [Basplan.$D14])); 1;  IF(ISNUMBER(SEARCH(&quot;alla&quot;; [Basplan.$D14])); 1; 0 ))" office:value-type="float" office:value="0" calcext:value-type="float">
            <text:p>0</text:p>
          </table:table-cell>
          <table:table-cell table:formula="of:=SUM([.S13:.Y13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table:style-name="ce68" table:formula="of:=SUMPRODUCT(([.S$7:.S$41])*([Basplan.$P$8:.$P$42])/([.$Z$7:.$Z$41]))" office:value-type="float" office:value="2.85714285714286" calcext:value-type="float">
            <text:p>2.9</text:p>
          </table:table-cell>
          <table:table-cell table:style-name="ce68" table:formula="of:=SUMPRODUCT(([.T$7:.T$41])*([Basplan.$P$8:.$P$42])/([.$Z$7:.$Z$41]))" office:value-type="float" office:value="2.85714285714286" calcext:value-type="float">
            <text:p>2.9</text:p>
          </table:table-cell>
          <table:table-cell table:style-name="ce68" table:formula="of:=SUMPRODUCT(([.U$7:.U$41])*([Basplan.$P$8:.$P$42])/([.$Z$7:.$Z$41]))" office:value-type="float" office:value="2.85714285714286" calcext:value-type="float">
            <text:p>2.9</text:p>
          </table:table-cell>
          <table:table-cell table:style-name="ce68" table:formula="of:=SUMPRODUCT(([.V$7:.V$41])*([Basplan.$P$8:.$P$42])/([.$Z$7:.$Z$41]))" office:value-type="float" office:value="2.85714285714286" calcext:value-type="float">
            <text:p>2.9</text:p>
          </table:table-cell>
          <table:table-cell table:style-name="ce68" table:formula="of:=SUMPRODUCT(([.W$7:.W$41])*([Basplan.$P$8:.$P$42])/([.$Z$7:.$Z$41]))" office:value-type="float" office:value="2.85714285714286" calcext:value-type="float">
            <text:p>2.9</text:p>
          </table:table-cell>
          <table:table-cell table:style-name="ce68" table:formula="of:=SUMPRODUCT(([.X$7:.X$41])*([Basplan.$P$8:.$P$42])/([.$Z$7:.$Z$41]))" office:value-type="float" office:value="18.8571428571429" calcext:value-type="float">
            <text:p>18.9</text:p>
          </table:table-cell>
          <table:table-cell table:style-name="ce68" table:formula="of:=SUMPRODUCT(([.Y$7:.Y$41])*([Basplan.$P$8:.$P$42])/([.$Z$7:.$Z$41]))" office:value-type="float" office:value="2.85714285714286" calcext:value-type="float">
            <text:p>2.9</text:p>
          </table:table-cell>
          <table:table-cell table:style-name="ce70" table:formula="of:=[Basplan.$P$57]/7" office:value-type="float" office:value="5.14285714285714" calcext:value-type="float">
            <text:p>5.14</text:p>
          </table:table-cell>
          <table:table-cell/>
          <table:table-cell table:style-name="ce68" table:formula="of:=[.C14]-[.$J14]" office:value-type="float" office:value="-2.28571428571428" calcext:value-type="float">
            <text:p>-2.3</text:p>
          </table:table-cell>
          <table:table-cell table:style-name="ce68" table:formula="of:=[.D14]-[.$J14]" office:value-type="float" office:value="-2.28571428571428" calcext:value-type="float">
            <text:p>-2.3</text:p>
          </table:table-cell>
          <table:table-cell table:style-name="ce68" table:formula="of:=[.E14]-[.$J14]" office:value-type="float" office:value="-2.28571428571428" calcext:value-type="float">
            <text:p>-2.3</text:p>
          </table:table-cell>
          <table:table-cell table:style-name="ce68" table:formula="of:=[.F14]-[.$J14]" office:value-type="float" office:value="-2.28571428571428" calcext:value-type="float">
            <text:p>-2.3</text:p>
          </table:table-cell>
          <table:table-cell table:style-name="ce68" table:formula="of:=[.G14]-[.$J14]" office:value-type="float" office:value="-2.28571428571428" calcext:value-type="float">
            <text:p>-2.3</text:p>
          </table:table-cell>
          <table:table-cell table:style-name="ce68" table:formula="of:=[.H14]-[.$J14]" office:value-type="float" office:value="13.7142857142857" calcext:value-type="float">
            <text:p>13.7</text:p>
          </table:table-cell>
          <table:table-cell table:style-name="ce68" table:formula="of:=[.I14]-[.$J14]" office:value-type="float" office:value="-2.28571428571428" calcext:value-type="float">
            <text:p>-2.3</text:p>
          </table:table-cell>
          <table:table-cell table:formula="of:=IF(ISNUMBER(SEARCH([.S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T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U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V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W$6]; [Basplan.$D15])); 1;  IF(ISNUMBER(SEARCH(&quot;alla&quot;; [Basplan.$D15])); 1; 0 ))" office:value-type="float" office:value="0" calcext:value-type="float">
            <text:p>0</text:p>
          </table:table-cell>
          <table:table-cell table:formula="of:=IF(ISNUMBER(SEARCH([.X$6]; [Basplan.$D15])); 1;  IF(ISNUMBER(SEARCH(&quot;alla&quot;; [Basplan.$D15])); 1; 0 ))" office:value-type="float" office:value="1" calcext:value-type="float">
            <text:p>1</text:p>
          </table:table-cell>
          <table:table-cell table:formula="of:=IF(ISNUMBER(SEARCH([.Y$6]; [Basplan.$D15])); 1;  IF(ISNUMBER(SEARCH(&quot;alla&quot;; [Basplan.$D15])); 1; 0 ))" office:value-type="float" office:value="0" calcext:value-type="float">
            <text:p>0</text:p>
          </table:table-cell>
          <table:table-cell table:formula="of:=SUM([.S14:.Y14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/>
          <table:table-cell office:value-type="string" calcext:value-type="string">
            <text:p>summa</text:p>
          </table:table-cell>
          <table:table-cell table:style-name="ce69" table:formula="of:=SUMPRODUCT(([.S$7:.S$41])*([Basplan.$Q$8:.$Q$42])/([.$Z$7:.$Z$41]))" office:value-type="float" office:value="168.333333333333" calcext:value-type="float">
            <text:p>168.3</text:p>
          </table:table-cell>
          <table:table-cell table:style-name="ce69" table:formula="of:=SUMPRODUCT(([.T$7:.T$41])*([Basplan.$Q$8:.$Q$42])/([.$Z$7:.$Z$41]))" office:value-type="float" office:value="155" calcext:value-type="float">
            <text:p>155.0</text:p>
          </table:table-cell>
          <table:table-cell table:style-name="ce69" table:formula="of:=SUMPRODUCT(([.U$7:.U$41])*([Basplan.$Q$8:.$Q$42])/([.$Z$7:.$Z$41]))" office:value-type="float" office:value="155" calcext:value-type="float">
            <text:p>155.0</text:p>
          </table:table-cell>
          <table:table-cell table:style-name="ce69" table:formula="of:=SUMPRODUCT(([.V$7:.V$41])*([Basplan.$Q$8:.$Q$42])/([.$Z$7:.$Z$41]))" office:value-type="float" office:value="159.166666666667" calcext:value-type="float">
            <text:p>159.2</text:p>
          </table:table-cell>
          <table:table-cell table:style-name="ce69" table:formula="of:=SUMPRODUCT(([.W$7:.W$41])*([Basplan.$Q$8:.$Q$42])/([.$Z$7:.$Z$41]))" office:value-type="float" office:value="154.166666666667" calcext:value-type="float">
            <text:p>154.2</text:p>
          </table:table-cell>
          <table:table-cell table:style-name="ce69" table:formula="of:=SUMPRODUCT(([.X$7:.X$41])*([Basplan.$Q$8:.$Q$42])/([.$Z$7:.$Z$41]))" office:value-type="float" office:value="156.666666666667" calcext:value-type="float">
            <text:p>156.7</text:p>
          </table:table-cell>
          <table:table-cell table:style-name="ce69" table:formula="of:=SUMPRODUCT(([.Y$7:.Y$41])*([Basplan.$Q$8:.$Q$42])/([.$Z$7:.$Z$41]))" office:value-type="float" office:value="171.666666666667" calcext:value-type="float">
            <text:p>171.7</text:p>
          </table:table-cell>
          <table:table-cell table:style-name="ce71" table:formula="of:=[Basplan.$Q$57]/7" office:value-type="float" office:value="160" calcext:value-type="float">
            <text:p>160.00</text:p>
          </table:table-cell>
          <table:table-cell/>
          <table:table-cell table:style-name="ce69" table:formula="of:=[.C15]-[.$J15]" office:value-type="float" office:value="8.33333333333331" calcext:value-type="float">
            <text:p>8.3</text:p>
          </table:table-cell>
          <table:table-cell table:style-name="ce69" table:formula="of:=[.D15]-[.$J15]" office:value-type="float" office:value="-5" calcext:value-type="float">
            <text:p>-5.0</text:p>
          </table:table-cell>
          <table:table-cell table:style-name="ce69" table:formula="of:=[.E15]-[.$J15]" office:value-type="float" office:value="-5" calcext:value-type="float">
            <text:p>-5.0</text:p>
          </table:table-cell>
          <table:table-cell table:style-name="ce69" table:formula="of:=[.F15]-[.$J15]" office:value-type="float" office:value="-0.833333333333343" calcext:value-type="float">
            <text:p>-0.8</text:p>
          </table:table-cell>
          <table:table-cell table:style-name="ce69" table:formula="of:=[.G15]-[.$J15]" office:value-type="float" office:value="-5.83333333333334" calcext:value-type="float">
            <text:p>-5.8</text:p>
          </table:table-cell>
          <table:table-cell table:style-name="ce69" table:formula="of:=[.H15]-[.$J15]" office:value-type="float" office:value="-3.33333333333331" calcext:value-type="float">
            <text:p>-3.3</text:p>
          </table:table-cell>
          <table:table-cell table:style-name="ce69" table:formula="of:=[.I15]-[.$J15]" office:value-type="float" office:value="11.6666666666667" calcext:value-type="float">
            <text:p>11.7</text:p>
          </table:table-cell>
          <table:table-cell table:formula="of:=IF(ISNUMBER(SEARCH([.S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T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U$6]; [Basplan.$D16])); 1;  IF(ISNUMBER(SEARCH(&quot;alla&quot;; [Basplan.$D16])); 1; 0 ))" office:value-type="float" office:value="1" calcext:value-type="float">
            <text:p>1</text:p>
          </table:table-cell>
          <table:table-cell table:formula="of:=IF(ISNUMBER(SEARCH([.V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W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X$6]; [Basplan.$D16])); 1;  IF(ISNUMBER(SEARCH(&quot;alla&quot;; [Basplan.$D16])); 1; 0 ))" office:value-type="float" office:value="0" calcext:value-type="float">
            <text:p>0</text:p>
          </table:table-cell>
          <table:table-cell table:formula="of:=IF(ISNUMBER(SEARCH([.Y$6]; [Basplan.$D16])); 1;  IF(ISNUMBER(SEARCH(&quot;alla&quot;; [Basplan.$D16])); 1; 0 ))" office:value-type="float" office:value="0" calcext:value-type="float">
            <text:p>0</text:p>
          </table:table-cell>
          <table:table-cell table:formula="of:=SUM([.S15:.Y15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8"/>
          <table:table-cell table:number-columns-repeated="8"/>
          <table:table-cell table:formula="of:=IF(ISNUMBER(SEARCH([.S$6]; [Basplan.$D17])); 1;  IF(ISNUMBER(SEARCH(&quot;alla&quot;; [Basplan.$D17])); 1; 0 ))" office:value-type="float" office:value="1" calcext:value-type="float">
            <text:p>1</text:p>
          </table:table-cell>
          <table:table-cell table:formula="of:=IF(ISNUMBER(SEARCH([.T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U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V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W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X$6]; [Basplan.$D17])); 1;  IF(ISNUMBER(SEARCH(&quot;alla&quot;; [Basplan.$D17])); 1; 0 ))" office:value-type="float" office:value="0" calcext:value-type="float">
            <text:p>0</text:p>
          </table:table-cell>
          <table:table-cell table:formula="of:=IF(ISNUMBER(SEARCH([.Y$6]; [Basplan.$D17])); 1;  IF(ISNUMBER(SEARCH(&quot;alla&quot;; [Basplan.$D17])); 1; 0 ))" office:value-type="float" office:value="1" calcext:value-type="float">
            <text:p>1</text:p>
          </table:table-cell>
          <table:table-cell table:formula="of:=SUM([.S16:.Y16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T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U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V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W$6]; [Basplan.$D18])); 1;  IF(ISNUMBER(SEARCH(&quot;alla&quot;; [Basplan.$D18])); 1; 0 ))" office:value-type="float" office:value="0" calcext:value-type="float">
            <text:p>0</text:p>
          </table:table-cell>
          <table:table-cell table:formula="of:=IF(ISNUMBER(SEARCH([.X$6]; [Basplan.$D18])); 1;  IF(ISNUMBER(SEARCH(&quot;alla&quot;; [Basplan.$D18])); 1; 0 ))" office:value-type="float" office:value="1" calcext:value-type="float">
            <text:p>1</text:p>
          </table:table-cell>
          <table:table-cell table:formula="of:=IF(ISNUMBER(SEARCH([.Y$6]; [Basplan.$D18])); 1;  IF(ISNUMBER(SEARCH(&quot;alla&quot;; [Basplan.$D18])); 1; 0 ))" office:value-type="float" office:value="1" calcext:value-type="float">
            <text:p>1</text:p>
          </table:table-cell>
          <table:table-cell table:formula="of:=SUM([.S17:.Y17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T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U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V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W$6]; [Basplan.$D19])); 1;  IF(ISNUMBER(SEARCH(&quot;alla&quot;; [Basplan.$D19])); 1; 0 ))" office:value-type="float" office:value="0" calcext:value-type="float">
            <text:p>0</text:p>
          </table:table-cell>
          <table:table-cell table:formula="of:=IF(ISNUMBER(SEARCH([.X$6]; [Basplan.$D19])); 1;  IF(ISNUMBER(SEARCH(&quot;alla&quot;; [Basplan.$D19])); 1; 0 ))" office:value-type="float" office:value="1" calcext:value-type="float">
            <text:p>1</text:p>
          </table:table-cell>
          <table:table-cell table:formula="of:=IF(ISNUMBER(SEARCH([.Y$6]; [Basplan.$D19])); 1;  IF(ISNUMBER(SEARCH(&quot;alla&quot;; [Basplan.$D19])); 1; 0 ))" office:value-type="float" office:value="0" calcext:value-type="float">
            <text:p>0</text:p>
          </table:table-cell>
          <table:table-cell table:formula="of:=SUM([.S18:.Y18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T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U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V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W$6]; [Basplan.$D20])); 1;  IF(ISNUMBER(SEARCH(&quot;alla&quot;; [Basplan.$D20])); 1; 0 ))" office:value-type="float" office:value="0" calcext:value-type="float">
            <text:p>0</text:p>
          </table:table-cell>
          <table:table-cell table:formula="of:=IF(ISNUMBER(SEARCH([.X$6]; [Basplan.$D20])); 1;  IF(ISNUMBER(SEARCH(&quot;alla&quot;; [Basplan.$D20])); 1; 0 ))" office:value-type="float" office:value="1" calcext:value-type="float">
            <text:p>1</text:p>
          </table:table-cell>
          <table:table-cell table:formula="of:=IF(ISNUMBER(SEARCH([.Y$6]; [Basplan.$D20])); 1;  IF(ISNUMBER(SEARCH(&quot;alla&quot;; [Basplan.$D20])); 1; 0 ))" office:value-type="float" office:value="0" calcext:value-type="float">
            <text:p>0</text:p>
          </table:table-cell>
          <table:table-cell table:formula="of:=SUM([.S19:.Y19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T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U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V$6]; [Basplan.$D21])); 1;  IF(ISNUMBER(SEARCH(&quot;alla&quot;; [Basplan.$D21])); 1; 0 ))" office:value-type="float" office:value="1" calcext:value-type="float">
            <text:p>1</text:p>
          </table:table-cell>
          <table:table-cell table:formula="of:=IF(ISNUMBER(SEARCH([.W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X$6]; [Basplan.$D21])); 1;  IF(ISNUMBER(SEARCH(&quot;alla&quot;; [Basplan.$D21])); 1; 0 ))" office:value-type="float" office:value="0" calcext:value-type="float">
            <text:p>0</text:p>
          </table:table-cell>
          <table:table-cell table:formula="of:=IF(ISNUMBER(SEARCH([.Y$6]; [Basplan.$D21])); 1;  IF(ISNUMBER(SEARCH(&quot;alla&quot;; [Basplan.$D21])); 1; 0 ))" office:value-type="float" office:value="1" calcext:value-type="float">
            <text:p>1</text:p>
          </table:table-cell>
          <table:table-cell table:formula="of:=SUM([.S20:.Y20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T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U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V$6]; [Basplan.$D22])); 1;  IF(ISNUMBER(SEARCH(&quot;alla&quot;; [Basplan.$D22])); 1; 0 ))" office:value-type="float" office:value="1" calcext:value-type="float">
            <text:p>1</text:p>
          </table:table-cell>
          <table:table-cell table:formula="of:=IF(ISNUMBER(SEARCH([.W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X$6]; [Basplan.$D22])); 1;  IF(ISNUMBER(SEARCH(&quot;alla&quot;; [Basplan.$D22])); 1; 0 ))" office:value-type="float" office:value="0" calcext:value-type="float">
            <text:p>0</text:p>
          </table:table-cell>
          <table:table-cell table:formula="of:=IF(ISNUMBER(SEARCH([.Y$6]; [Basplan.$D22])); 1;  IF(ISNUMBER(SEARCH(&quot;alla&quot;; [Basplan.$D22])); 1; 0 ))" office:value-type="float" office:value="0" calcext:value-type="float">
            <text:p>0</text:p>
          </table:table-cell>
          <table:table-cell table:formula="of:=SUM([.S21:.Y21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T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U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V$6]; [Basplan.$D23])); 1;  IF(ISNUMBER(SEARCH(&quot;alla&quot;; [Basplan.$D23])); 1; 0 ))" office:value-type="float" office:value="1" calcext:value-type="float">
            <text:p>1</text:p>
          </table:table-cell>
          <table:table-cell table:formula="of:=IF(ISNUMBER(SEARCH([.W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X$6]; [Basplan.$D23])); 1;  IF(ISNUMBER(SEARCH(&quot;alla&quot;; [Basplan.$D23])); 1; 0 ))" office:value-type="float" office:value="0" calcext:value-type="float">
            <text:p>0</text:p>
          </table:table-cell>
          <table:table-cell table:formula="of:=IF(ISNUMBER(SEARCH([.Y$6]; [Basplan.$D23])); 1;  IF(ISNUMBER(SEARCH(&quot;alla&quot;; [Basplan.$D23])); 1; 0 ))" office:value-type="float" office:value="0" calcext:value-type="float">
            <text:p>0</text:p>
          </table:table-cell>
          <table:table-cell table:formula="of:=SUM([.S22:.Y22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T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U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V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W$6]; [Basplan.$D24])); 1;  IF(ISNUMBER(SEARCH(&quot;alla&quot;; [Basplan.$D24])); 1; 0 ))" office:value-type="float" office:value="0" calcext:value-type="float">
            <text:p>0</text:p>
          </table:table-cell>
          <table:table-cell table:formula="of:=IF(ISNUMBER(SEARCH([.X$6]; [Basplan.$D24])); 1;  IF(ISNUMBER(SEARCH(&quot;alla&quot;; [Basplan.$D24])); 1; 0 ))" office:value-type="float" office:value="1" calcext:value-type="float">
            <text:p>1</text:p>
          </table:table-cell>
          <table:table-cell table:formula="of:=IF(ISNUMBER(SEARCH([.Y$6]; [Basplan.$D24])); 1;  IF(ISNUMBER(SEARCH(&quot;alla&quot;; [Basplan.$D24])); 1; 0 ))" office:value-type="float" office:value="0" calcext:value-type="float">
            <text:p>0</text:p>
          </table:table-cell>
          <table:table-cell table:formula="of:=SUM([.S23:.Y23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T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U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V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W$6]; [Basplan.$D25])); 1;  IF(ISNUMBER(SEARCH(&quot;alla&quot;; [Basplan.$D25])); 1; 0 ))" office:value-type="float" office:value="1" calcext:value-type="float">
            <text:p>1</text:p>
          </table:table-cell>
          <table:table-cell table:formula="of:=IF(ISNUMBER(SEARCH([.X$6]; [Basplan.$D25])); 1;  IF(ISNUMBER(SEARCH(&quot;alla&quot;; [Basplan.$D25])); 1; 0 ))" office:value-type="float" office:value="0" calcext:value-type="float">
            <text:p>0</text:p>
          </table:table-cell>
          <table:table-cell table:formula="of:=IF(ISNUMBER(SEARCH([.Y$6]; [Basplan.$D25])); 1;  IF(ISNUMBER(SEARCH(&quot;alla&quot;; [Basplan.$D25])); 1; 0 ))" office:value-type="float" office:value="1" calcext:value-type="float">
            <text:p>1</text:p>
          </table:table-cell>
          <table:table-cell table:formula="of:=SUM([.S24:.Y24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T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U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V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W$6]; [Basplan.$D26])); 1;  IF(ISNUMBER(SEARCH(&quot;alla&quot;; [Basplan.$D26])); 1; 0 ))" office:value-type="float" office:value="1" calcext:value-type="float">
            <text:p>1</text:p>
          </table:table-cell>
          <table:table-cell table:formula="of:=IF(ISNUMBER(SEARCH([.X$6]; [Basplan.$D26])); 1;  IF(ISNUMBER(SEARCH(&quot;alla&quot;; [Basplan.$D26])); 1; 0 ))" office:value-type="float" office:value="0" calcext:value-type="float">
            <text:p>0</text:p>
          </table:table-cell>
          <table:table-cell table:formula="of:=IF(ISNUMBER(SEARCH([.Y$6]; [Basplan.$D26])); 1;  IF(ISNUMBER(SEARCH(&quot;alla&quot;; [Basplan.$D26])); 1; 0 ))" office:value-type="float" office:value="1" calcext:value-type="float">
            <text:p>1</text:p>
          </table:table-cell>
          <table:table-cell table:formula="of:=SUM([.S25:.Y25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T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U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V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W$6]; [Basplan.$D27])); 1;  IF(ISNUMBER(SEARCH(&quot;alla&quot;; [Basplan.$D27])); 1; 0 ))" office:value-type="float" office:value="1" calcext:value-type="float">
            <text:p>1</text:p>
          </table:table-cell>
          <table:table-cell table:formula="of:=IF(ISNUMBER(SEARCH([.X$6]; [Basplan.$D27])); 1;  IF(ISNUMBER(SEARCH(&quot;alla&quot;; [Basplan.$D27])); 1; 0 ))" office:value-type="float" office:value="0" calcext:value-type="float">
            <text:p>0</text:p>
          </table:table-cell>
          <table:table-cell table:formula="of:=IF(ISNUMBER(SEARCH([.Y$6]; [Basplan.$D27])); 1;  IF(ISNUMBER(SEARCH(&quot;alla&quot;; [Basplan.$D27])); 1; 0 ))" office:value-type="float" office:value="1" calcext:value-type="float">
            <text:p>1</text:p>
          </table:table-cell>
          <table:table-cell table:formula="of:=SUM([.S26:.Y26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T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U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V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W$6]; [Basplan.$D28])); 1;  IF(ISNUMBER(SEARCH(&quot;alla&quot;; [Basplan.$D28])); 1; 0 ))" office:value-type="float" office:value="1" calcext:value-type="float">
            <text:p>1</text:p>
          </table:table-cell>
          <table:table-cell table:formula="of:=IF(ISNUMBER(SEARCH([.X$6]; [Basplan.$D28])); 1;  IF(ISNUMBER(SEARCH(&quot;alla&quot;; [Basplan.$D28])); 1; 0 ))" office:value-type="float" office:value="0" calcext:value-type="float">
            <text:p>0</text:p>
          </table:table-cell>
          <table:table-cell table:formula="of:=IF(ISNUMBER(SEARCH([.Y$6]; [Basplan.$D28])); 1;  IF(ISNUMBER(SEARCH(&quot;alla&quot;; [Basplan.$D28])); 1; 0 ))" office:value-type="float" office:value="0" calcext:value-type="float">
            <text:p>0</text:p>
          </table:table-cell>
          <table:table-cell table:formula="of:=SUM([.S27:.Y27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T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U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V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W$6]; [Basplan.$D29])); 1;  IF(ISNUMBER(SEARCH(&quot;alla&quot;; [Basplan.$D29])); 1; 0 ))" office:value-type="float" office:value="1" calcext:value-type="float">
            <text:p>1</text:p>
          </table:table-cell>
          <table:table-cell table:formula="of:=IF(ISNUMBER(SEARCH([.X$6]; [Basplan.$D29])); 1;  IF(ISNUMBER(SEARCH(&quot;alla&quot;; [Basplan.$D29])); 1; 0 ))" office:value-type="float" office:value="0" calcext:value-type="float">
            <text:p>0</text:p>
          </table:table-cell>
          <table:table-cell table:formula="of:=IF(ISNUMBER(SEARCH([.Y$6]; [Basplan.$D29])); 1;  IF(ISNUMBER(SEARCH(&quot;alla&quot;; [Basplan.$D29])); 1; 0 ))" office:value-type="float" office:value="1" calcext:value-type="float">
            <text:p>1</text:p>
          </table:table-cell>
          <table:table-cell table:formula="of:=SUM([.S28:.Y28])" office:value-type="float" office:value="3" calcext:value-type="float">
            <text:p>3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T$6]; [Basplan.$D30])); 1;  IF(ISNUMBER(SEARCH(&quot;alla&quot;; [Basplan.$D30])); 1; 0 ))" office:value-type="float" office:value="1" calcext:value-type="float">
            <text:p>1</text:p>
          </table:table-cell>
          <table:table-cell table:formula="of:=IF(ISNUMBER(SEARCH([.U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V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W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X$6]; [Basplan.$D30])); 1;  IF(ISNUMBER(SEARCH(&quot;alla&quot;; [Basplan.$D30])); 1; 0 ))" office:value-type="float" office:value="0" calcext:value-type="float">
            <text:p>0</text:p>
          </table:table-cell>
          <table:table-cell table:formula="of:=IF(ISNUMBER(SEARCH([.Y$6]; [Basplan.$D30])); 1;  IF(ISNUMBER(SEARCH(&quot;alla&quot;; [Basplan.$D30])); 1; 0 ))" office:value-type="float" office:value="1" calcext:value-type="float">
            <text:p>1</text:p>
          </table:table-cell>
          <table:table-cell table:formula="of:=SUM([.S29:.Y29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T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U$6]; [Basplan.$D31])); 1;  IF(ISNUMBER(SEARCH(&quot;alla&quot;; [Basplan.$D31])); 1; 0 ))" office:value-type="float" office:value="1" calcext:value-type="float">
            <text:p>1</text:p>
          </table:table-cell>
          <table:table-cell table:formula="of:=IF(ISNUMBER(SEARCH([.V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W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X$6]; [Basplan.$D31])); 1;  IF(ISNUMBER(SEARCH(&quot;alla&quot;; [Basplan.$D31])); 1; 0 ))" office:value-type="float" office:value="0" calcext:value-type="float">
            <text:p>0</text:p>
          </table:table-cell>
          <table:table-cell table:formula="of:=IF(ISNUMBER(SEARCH([.Y$6]; [Basplan.$D31])); 1;  IF(ISNUMBER(SEARCH(&quot;alla&quot;; [Basplan.$D31])); 1; 0 ))" office:value-type="float" office:value="0" calcext:value-type="float">
            <text:p>0</text:p>
          </table:table-cell>
          <table:table-cell table:formula="of:=SUM([.S30:.Y30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T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U$6]; [Basplan.$D32])); 1;  IF(ISNUMBER(SEARCH(&quot;alla&quot;; [Basplan.$D32])); 1; 0 ))" office:value-type="float" office:value="1" calcext:value-type="float">
            <text:p>1</text:p>
          </table:table-cell>
          <table:table-cell table:formula="of:=IF(ISNUMBER(SEARCH([.V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W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X$6]; [Basplan.$D32])); 1;  IF(ISNUMBER(SEARCH(&quot;alla&quot;; [Basplan.$D32])); 1; 0 ))" office:value-type="float" office:value="0" calcext:value-type="float">
            <text:p>0</text:p>
          </table:table-cell>
          <table:table-cell table:formula="of:=IF(ISNUMBER(SEARCH([.Y$6]; [Basplan.$D32])); 1;  IF(ISNUMBER(SEARCH(&quot;alla&quot;; [Basplan.$D32])); 1; 0 ))" office:value-type="float" office:value="0" calcext:value-type="float">
            <text:p>0</text:p>
          </table:table-cell>
          <table:table-cell table:formula="of:=SUM([.S31:.Y31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T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U$6]; [Basplan.$D33])); 1;  IF(ISNUMBER(SEARCH(&quot;alla&quot;; [Basplan.$D33])); 1; 0 ))" office:value-type="float" office:value="1" calcext:value-type="float">
            <text:p>1</text:p>
          </table:table-cell>
          <table:table-cell table:formula="of:=IF(ISNUMBER(SEARCH([.V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W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X$6]; [Basplan.$D33])); 1;  IF(ISNUMBER(SEARCH(&quot;alla&quot;; [Basplan.$D33])); 1; 0 ))" office:value-type="float" office:value="0" calcext:value-type="float">
            <text:p>0</text:p>
          </table:table-cell>
          <table:table-cell table:formula="of:=IF(ISNUMBER(SEARCH([.Y$6]; [Basplan.$D33])); 1;  IF(ISNUMBER(SEARCH(&quot;alla&quot;; [Basplan.$D33])); 1; 0 ))" office:value-type="float" office:value="0" calcext:value-type="float">
            <text:p>0</text:p>
          </table:table-cell>
          <table:table-cell table:formula="of:=SUM([.S32:.Y32])" office:value-type="float" office:value="2" calcext:value-type="float">
            <text:p>2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T$6]; [Basplan.$D34])); 1;  IF(ISNUMBER(SEARCH(&quot;alla&quot;; [Basplan.$D34])); 1; 0 ))" office:value-type="float" office:value="1" calcext:value-type="float">
            <text:p>1</text:p>
          </table:table-cell>
          <table:table-cell table:formula="of:=IF(ISNUMBER(SEARCH([.U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V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W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X$6]; [Basplan.$D34])); 1;  IF(ISNUMBER(SEARCH(&quot;alla&quot;; [Basplan.$D34])); 1; 0 ))" office:value-type="float" office:value="0" calcext:value-type="float">
            <text:p>0</text:p>
          </table:table-cell>
          <table:table-cell table:formula="of:=IF(ISNUMBER(SEARCH([.Y$6]; [Basplan.$D34])); 1;  IF(ISNUMBER(SEARCH(&quot;alla&quot;; [Basplan.$D34])); 1; 0 ))" office:value-type="float" office:value="0" calcext:value-type="float">
            <text:p>0</text:p>
          </table:table-cell>
          <table:table-cell table:formula="of:=SUM([.S33:.Y33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T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U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V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W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X$6]; [Basplan.$D35])); 1;  IF(ISNUMBER(SEARCH(&quot;alla&quot;; [Basplan.$D35])); 1; 0 ))" office:value-type="float" office:value="1" calcext:value-type="float">
            <text:p>1</text:p>
          </table:table-cell>
          <table:table-cell table:formula="of:=IF(ISNUMBER(SEARCH([.Y$6]; [Basplan.$D35])); 1;  IF(ISNUMBER(SEARCH(&quot;alla&quot;; [Basplan.$D35])); 1; 0 ))" office:value-type="float" office:value="1" calcext:value-type="float">
            <text:p>1</text:p>
          </table:table-cell>
          <table:table-cell table:formula="of:=SUM([.S34:.Y34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T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U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V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W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X$6]; [Basplan.$D36])); 1;  IF(ISNUMBER(SEARCH(&quot;alla&quot;; [Basplan.$D36])); 1; 0 ))" office:value-type="float" office:value="1" calcext:value-type="float">
            <text:p>1</text:p>
          </table:table-cell>
          <table:table-cell table:formula="of:=IF(ISNUMBER(SEARCH([.Y$6]; [Basplan.$D36])); 1;  IF(ISNUMBER(SEARCH(&quot;alla&quot;; [Basplan.$D36])); 1; 0 ))" office:value-type="float" office:value="1" calcext:value-type="float">
            <text:p>1</text:p>
          </table:table-cell>
          <table:table-cell table:formula="of:=SUM([.S35:.Y35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T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U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V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W$6]; [Basplan.$D37])); 1;  IF(ISNUMBER(SEARCH(&quot;alla&quot;; [Basplan.$D37])); 1; 0 ))" office:value-type="float" office:value="0" calcext:value-type="float">
            <text:p>0</text:p>
          </table:table-cell>
          <table:table-cell table:formula="of:=IF(ISNUMBER(SEARCH([.X$6]; [Basplan.$D37])); 1;  IF(ISNUMBER(SEARCH(&quot;alla&quot;; [Basplan.$D37])); 1; 0 ))" office:value-type="float" office:value="1" calcext:value-type="float">
            <text:p>1</text:p>
          </table:table-cell>
          <table:table-cell table:formula="of:=IF(ISNUMBER(SEARCH([.Y$6]; [Basplan.$D37])); 1;  IF(ISNUMBER(SEARCH(&quot;alla&quot;; [Basplan.$D37])); 1; 0 ))" office:value-type="float" office:value="0" calcext:value-type="float">
            <text:p>0</text:p>
          </table:table-cell>
          <table:table-cell table:formula="of:=SUM([.S36:.Y36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T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U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V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W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X$6]; [Basplan.$D38])); 1;  IF(ISNUMBER(SEARCH(&quot;alla&quot;; [Basplan.$D38])); 1; 0 ))" office:value-type="float" office:value="1" calcext:value-type="float">
            <text:p>1</text:p>
          </table:table-cell>
          <table:table-cell table:formula="of:=IF(ISNUMBER(SEARCH([.Y$6]; [Basplan.$D38])); 1;  IF(ISNUMBER(SEARCH(&quot;alla&quot;; [Basplan.$D38])); 1; 0 ))" office:value-type="float" office:value="1" calcext:value-type="float">
            <text:p>1</text:p>
          </table:table-cell>
          <table:table-cell table:formula="of:=SUM([.S37:.Y37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T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U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V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W$6]; [Basplan.$D39])); 1;  IF(ISNUMBER(SEARCH(&quot;alla&quot;; [Basplan.$D39])); 1; 0 ))" office:value-type="float" office:value="0" calcext:value-type="float">
            <text:p>0</text:p>
          </table:table-cell>
          <table:table-cell table:formula="of:=IF(ISNUMBER(SEARCH([.X$6]; [Basplan.$D39])); 1;  IF(ISNUMBER(SEARCH(&quot;alla&quot;; [Basplan.$D39])); 1; 0 ))" office:value-type="float" office:value="1" calcext:value-type="float">
            <text:p>1</text:p>
          </table:table-cell>
          <table:table-cell table:formula="of:=IF(ISNUMBER(SEARCH([.Y$6]; [Basplan.$D39])); 1;  IF(ISNUMBER(SEARCH(&quot;alla&quot;; [Basplan.$D39])); 1; 0 ))" office:value-type="float" office:value="0" calcext:value-type="float">
            <text:p>0</text:p>
          </table:table-cell>
          <table:table-cell table:formula="of:=SUM([.S38:.Y38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2"/>
          <table:table-cell table:style-name="ce68" table:number-columns-repeated="7"/>
          <table:table-cell table:number-columns-repeated="9"/>
          <table:table-cell table:formula="of:=IF(ISNUMBER(SEARCH([.S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T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U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V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W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X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Y$6]; [Basplan.$D42])); 1;  IF(ISNUMBER(SEARCH(&quot;alla&quot;; [Basplan.$D42])); 1; 0 ))" office:value-type="float" office:value="1" calcext:value-type="float">
            <text:p>1</text:p>
          </table:table-cell>
          <table:table-cell table:formula="of:=SUM([.S39:.Y39])" office:value-type="float" office:value="7" calcext:value-type="float">
            <text:p>7</text:p>
          </table:table-cell>
          <table:table-cell table:number-columns-repeated="998"/>
        </table:table-row>
        <table:table-row table:style-name="ro3">
          <table:table-cell table:number-columns-repeated="18"/>
          <table:table-cell table:formula="of:=IF(ISNUMBER(SEARCH([.S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T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U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V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W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X$6]; [Basplan.$D41])); 1;  IF(ISNUMBER(SEARCH(&quot;alla&quot;; [Basplan.$D41])); 1; 0 ))" office:value-type="float" office:value="0" calcext:value-type="float">
            <text:p>0</text:p>
          </table:table-cell>
          <table:table-cell table:formula="of:=IF(ISNUMBER(SEARCH([.Y$6]; [Basplan.$D41])); 1;  IF(ISNUMBER(SEARCH(&quot;alla&quot;; [Basplan.$D41])); 1; 0 ))" office:value-type="float" office:value="1" calcext:value-type="float">
            <text:p>1</text:p>
          </table:table-cell>
          <table:table-cell table:formula="of:=SUM([.S40:.Y40])"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table:number-columns-repeated="18"/>
          <table:table-cell table:formula="of:=IF(ISNUMBER(SEARCH([.S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T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U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V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W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X$6]; [Basplan.$D42])); 1;  IF(ISNUMBER(SEARCH(&quot;alla&quot;; [Basplan.$D42])); 1; 0 ))" office:value-type="float" office:value="1" calcext:value-type="float">
            <text:p>1</text:p>
          </table:table-cell>
          <table:table-cell table:formula="of:=IF(ISNUMBER(SEARCH([.Y$6]; [Basplan.$D42])); 1;  IF(ISNUMBER(SEARCH(&quot;alla&quot;; [Basplan.$D42])); 1; 0 ))" office:value-type="float" office:value="1" calcext:value-type="float">
            <text:p>1</text:p>
          </table:table-cell>
          <table:table-cell table:formula="of:=SUM([.S41:.Y41])" office:value-type="float" office:value="7" calcext:value-type="float">
            <text:p>7</text:p>
          </table:table-cell>
          <table:table-cell table:number-columns-repeated="99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107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107P0"/>
    </number:currency-style>
    <number:date-style style:name="N120">
      <number:year/>
      <number:text>-</number:text>
      <number:month/>
      <number:text>-</number:text>
      <number:day/>
    </number:date-style>
    <number:number-style style:name="N121">
      <number:number number:decimal-places="1" number:min-integer-digits="1"/>
    </number:number-style>
    <number:currency-style style:name="N10106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9839in" fo:margin-bottom="0.7874in" fo:margin-left="0.7874in" fo:margin-right="0.7874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landscape" fo:margin-top="1in" fo:margin-bottom="1in" fo:margin-left="0.75in" fo:margin-right="0.7098in" style:print-page-order="ltr" style:first-page-number="continue" style:scale-to="100%" style:print="charts drawings object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1">00/00/0000</text:date>, <text:time style:data-style-name="N2" text:time-value="19:55:34.699311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meta:initial-creator>Tomas Svensson</meta:initial-creator>
    <meta:creation-date>2001-11-01T10:20:24Z</meta:creation-date>
    <dc:date>2014-10-11T20:02:16.541388416</dc:date>
    <meta:print-date>2011-08-23T15:31:06Z</meta:print-date>
    <meta:editing-cycles>20</meta:editing-cycles>
    <meta:editing-duration>PT3H29M16S</meta:editing-duration>
    <meta:document-statistic meta:table-count="3" meta:cell-count="902" meta:object-count="0"/>
  </office:meta>
</office:document-meta>
</file>